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/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/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/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/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/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/>
    <style:style style:name="T71" style:parent-style-name="StrongEmphasis" style:family="text">
      <style:text-properties fo:color="#000000"/>
    </style:style>
    <style:style style:name="T72" style:parent-style-name="Fuentedepárrafopredeter." style:family="text">
      <style:text-properties fo:color="#000000"/>
    </style:style>
    <style:style style:name="P73" style:parent-style-name="Textbody" style:family="paragraph">
      <style:paragraph-properties fo:margin-bottom="0in"/>
    </style:style>
    <style:style style:name="T74" style:parent-style-name="StrongEmphasis" style:family="text">
      <style:text-properties fo:color="#000000"/>
    </style:style>
    <style:style style:name="T75" style:parent-style-name="Fuentedepárrafopredeter." style:family="text">
      <style:text-properties fo:color="#000000"/>
    </style:style>
    <style:style style:name="T76" style:parent-style-name="Fuentedepárrafopredeter." style:family="text">
      <style:text-properties fo:color="#000000"/>
    </style:style>
    <style:style style:name="P77" style:parent-style-name="Textbody" style:family="paragraph">
      <style:paragraph-properties fo:margin-bottom="0in"/>
    </style:style>
    <style:style style:name="T78" style:parent-style-name="StrongEmphasis" style:family="text">
      <style:text-properties fo:color="#000000"/>
    </style:style>
    <style:style style:name="T79" style:parent-style-name="Fuentedepárrafopredeter." style:family="text">
      <style:text-properties fo:color="#000000"/>
    </style:style>
    <style:style style:name="P80" style:parent-style-name="Textbody" style:family="paragraph"/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/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T87" style:parent-style-name="StrongEmphasis" style:family="text">
      <style:text-properties fo:color="#000000"/>
    </style:style>
    <style:style style:name="T88" style:parent-style-name="Fuentedepárrafopredeter." style:family="text">
      <style:text-properties fo:color="#000000"/>
    </style:style>
    <style:style style:name="P89" style:parent-style-name="Textbody" style:family="paragraph">
      <style:paragraph-properties fo:margin-bottom="0in"/>
    </style:style>
    <style:style style:name="T90" style:parent-style-name="StrongEmphasis" style:family="text">
      <style:text-properties fo:color="#000000"/>
    </style:style>
    <style:style style:name="T91" style:parent-style-name="Fuentedepárrafopredeter." style:family="text">
      <style:text-properties fo:color="#000000"/>
    </style:style>
    <style:style style:name="P92" style:parent-style-name="Textbody" style:family="paragraph">
      <style:paragraph-properties fo:margin-bottom="0in"/>
    </style:style>
    <style:style style:name="T93" style:parent-style-name="StrongEmphasis" style:family="text">
      <style:text-properties fo:color="#000000"/>
    </style:style>
    <style:style style:name="T94" style:parent-style-name="Fuentedepárrafopredeter." style:family="text">
      <style:text-properties fo:color="#000000"/>
    </style:style>
    <style:style style:name="P95" style:parent-style-name="Textbody" style:family="paragraph">
      <style:paragraph-properties fo:margin-bottom="0in"/>
    </style:style>
    <style:style style:name="T96" style:parent-style-name="Fuentedepárrafopredeter." style:family="text">
      <style:text-properties fo:color="#000000"/>
    </style:style>
    <style:style style:name="P97" style:parent-style-name="Textbody" style:family="paragraph"/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/>
    </style:style>
    <style:style style:name="P100" style:parent-style-name="Textbody" style:family="paragraph">
      <style:paragraph-properties fo:margin-bottom="0in"/>
    </style:style>
    <style:style style:name="P101" style:parent-style-name="Textbody" style:family="paragraph">
      <style:paragraph-properties fo:margin-bottom="0in"/>
    </style:style>
    <style:style style:name="T102" style:parent-style-name="Fuentedepárrafopredeter." style:family="text">
      <style:text-properties fo:color="#000000"/>
    </style:style>
    <style:style style:name="P103" style:parent-style-name="Textbody" style:family="paragraph"/>
    <style:style style:name="T104" style:parent-style-name="StrongEmphasis" style:family="text">
      <style:text-properties fo:color="#000000"/>
    </style:style>
    <style:style style:name="T105" style:parent-style-name="Fuentedepárrafopredeter." style:family="text">
      <style:text-properties fo:color="#000000"/>
    </style:style>
    <style:style style:name="P106" style:parent-style-name="Textbody" style:family="paragraph">
      <style:paragraph-properties fo:margin-bottom="0in"/>
    </style:style>
    <style:style style:name="T107" style:parent-style-name="Fuentedepárrafopredeter." style:family="text">
      <style:text-properties fo:color="#000000"/>
    </style:style>
    <style:style style:name="P108" style:parent-style-name="Textbody" style:family="paragraph">
      <style:paragraph-properties fo:margin-bottom="0in"/>
    </style:style>
    <style:style style:name="T109" style:parent-style-name="StrongEmphasis" style:family="text">
      <style:text-properties fo:color="#000000"/>
    </style:style>
    <style:style style:name="T110" style:parent-style-name="Fuentedepárrafopredeter." style:family="text">
      <style:text-properties fo:color="#000000"/>
    </style:style>
    <style:style style:name="T111" style:parent-style-name="StrongEmphasis" style:family="text">
      <style:text-properties fo:color="#000000"/>
    </style:style>
    <style:style style:name="T112" style:parent-style-name="Fuentedepárrafopredeter." style:family="text">
      <style:text-properties fo:color="#000000"/>
    </style:style>
    <style:style style:name="P113" style:parent-style-name="Textbody" style:family="paragraph">
      <style:paragraph-properties fo:margin-bottom="0in"/>
    </style:style>
    <style:style style:name="T114" style:parent-style-name="StrongEmphasis" style:family="text">
      <style:text-properties fo:color="#000000"/>
    </style:style>
    <style:style style:name="T115" style:parent-style-name="Fuentedepárrafopredeter." style:family="text">
      <style:text-properties fo:color="#000000"/>
    </style:style>
    <style:style style:name="T116" style:parent-style-name="StrongEmphasis" style:family="text">
      <style:text-properties fo:color="#000000"/>
    </style:style>
    <style:style style:name="T117" style:parent-style-name="Fuentedepárrafopredeter." style:family="text">
      <style:text-properties fo:color="#000000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/>
    <style:style style:name="P120" style:parent-style-name="Textbody" style:family="paragraph">
      <style:paragraph-properties fo:margin-bottom="0in"/>
    </style:style>
    <style:style style:name="P121" style:parent-style-name="Textbody" style:family="paragraph">
      <style:paragraph-properties fo:margin-bottom="0in"/>
    </style:style>
    <style:style style:name="P122" style:parent-style-name="Textbody" style:family="paragraph"/>
    <style:style style:name="P123" style:parent-style-name="Textbody" style:family="paragraph">
      <style:paragraph-properties fo:margin-bottom="0in"/>
    </style:style>
    <style:style style:name="P124" style:parent-style-name="Textbody" style:family="paragraph">
      <style:paragraph-properties fo:margin-bottom="0in"/>
    </style:style>
    <style:style style:name="P125" style:parent-style-name="Textbody" style:family="paragraph">
      <style:paragraph-properties fo:margin-bottom="0in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/>
    <style:style style:name="P128" style:parent-style-name="Textbody" style:family="paragraph">
      <style:paragraph-properties fo:margin-bottom="0in"/>
    </style:style>
    <style:style style:name="P129" style:parent-style-name="Textbody" style:family="paragraph">
      <style:paragraph-properties fo:margin-bottom="0in"/>
    </style:style>
    <style:style style:name="P130" style:parent-style-name="Textbody" style:family="paragraph">
      <style:paragraph-properties fo:margin-bottom="0in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</style:style>
    <style:style style:name="P133" style:parent-style-name="Textbody" style:family="paragraph"/>
    <style:style style:name="P134" style:parent-style-name="Textbody" style:family="paragraph">
      <style:paragraph-properties fo:margin-bottom="0in"/>
    </style:style>
    <style:style style:name="P135" style:parent-style-name="Textbody" style:family="paragraph">
      <style:paragraph-properties fo:margin-bottom="0in"/>
    </style:style>
    <style:style style:name="P136" style:parent-style-name="Textbody" style:family="paragraph"/>
    <style:style style:name="P137" style:parent-style-name="Textbody" style:family="paragraph">
      <style:paragraph-properties fo:margin-bottom="0in"/>
    </style:style>
    <style:style style:name="P138" style:parent-style-name="Textbody" style:family="paragraph">
      <style:paragraph-properties fo:margin-bottom="0in"/>
    </style:style>
    <style:style style:name="P139" style:parent-style-name="Textbody" style:family="paragraph">
      <style:paragraph-properties fo:margin-bottom="0in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/>
    <style:style style:name="T142" style:parent-style-name="StrongEmphasis" style:family="text">
      <style:text-properties fo:color="#000000"/>
    </style:style>
    <style:style style:name="T143" style:parent-style-name="Fuentedepárrafopredeter." style:family="text">
      <style:text-properties fo:color="#000000"/>
    </style:style>
    <style:style style:name="P144" style:parent-style-name="Título5" style:family="paragraph">
      <style:text-properties fo:color="#000000"/>
    </style:style>
    <style:style style:name="P145" style:parent-style-name="Textbody" style:family="paragraph">
      <style:paragraph-properties fo:margin-bottom="0in"/>
    </style:style>
    <style:style style:name="T146" style:parent-style-name="StrongEmphasis" style:family="text">
      <style:text-properties fo:color="#000000"/>
    </style:style>
    <style:style style:name="T147" style:parent-style-name="Fuentedepárrafopredeter." style:family="text">
      <style:text-properties fo:color="#000000"/>
    </style:style>
    <style:style style:name="P148" style:parent-style-name="Textbody" style:family="paragraph">
      <style:paragraph-properties fo:margin-bottom="0in"/>
    </style:style>
    <style:style style:name="T149" style:parent-style-name="StrongEmphasis" style:family="text">
      <style:text-properties fo:color="#000000"/>
    </style:style>
    <style:style style:name="T150" style:parent-style-name="Fuentedepárrafopredeter." style:family="text">
      <style:text-properties fo:color="#000000"/>
    </style:style>
    <style:style style:name="P151" style:parent-style-name="Textbody" style:family="paragraph">
      <style:paragraph-properties fo:margin-bottom="0in"/>
    </style:style>
    <style:style style:name="T152" style:parent-style-name="StrongEmphasis" style:family="text">
      <style:text-properties fo:color="#000000"/>
    </style:style>
    <style:style style:name="T153" style:parent-style-name="Fuentedepárrafopredeter." style:family="text">
      <style:text-properties fo:color="#000000"/>
    </style:style>
    <style:style style:name="P154" style:parent-style-name="Textbody" style:family="paragraph"/>
    <style:style style:name="P155" style:parent-style-name="Textbody" style:family="paragraph">
      <style:paragraph-properties fo:margin-bottom="0in"/>
    </style:style>
    <style:style style:name="P156" style:parent-style-name="Textbody" style:family="paragraph"/>
    <style:style style:name="P157" style:parent-style-name="Textbody" style:family="paragraph">
      <style:paragraph-properties fo:margin-bottom="0in"/>
    </style:style>
    <style:style style:name="P158" style:parent-style-name="Textbody" style:family="paragraph">
      <style:paragraph-properties fo:margin-bottom="0in"/>
    </style:style>
    <style:style style:name="P159" style:parent-style-name="Textbody" style:family="paragraph">
      <style:paragraph-properties fo:margin-bottom="0in"/>
    </style:style>
    <style:style style:name="P160" style:parent-style-name="Textbody" style:family="paragraph"/>
    <style:style style:name="P161" style:parent-style-name="Textbody" style:family="paragraph">
      <style:paragraph-properties fo:margin-bottom="0in"/>
    </style:style>
    <style:style style:name="P162" style:parent-style-name="Textbody" style:family="paragraph">
      <style:paragraph-properties fo:margin-bottom="0in"/>
    </style:style>
    <style:style style:name="P163" style:parent-style-name="Textbody" style:family="paragraph">
      <style:paragraph-properties fo:margin-bottom="0in"/>
    </style:style>
    <style:style style:name="P164" style:parent-style-name="Textbody" style:family="paragraph">
      <style:paragraph-properties fo:margin-bottom="0in"/>
    </style:style>
    <style:style style:name="P165" style:parent-style-name="Textbody" style:family="paragraph">
      <style:paragraph-properties fo:margin-bottom="0in"/>
    </style:style>
    <style:style style:name="P166" style:parent-style-name="Textbody" style:family="paragraph"/>
    <style:style style:name="P167" style:parent-style-name="Textbody" style:family="paragraph">
      <style:paragraph-properties fo:margin-bottom="0in"/>
    </style:style>
    <style:style style:name="T168" style:parent-style-name="StrongEmphasis" style:family="text">
      <style:text-properties fo:color="#000000"/>
    </style:style>
    <style:style style:name="T169" style:parent-style-name="Fuentedepárrafopredeter." style:family="text">
      <style:text-properties fo:color="#000000"/>
    </style:style>
    <style:style style:name="T170" style:parent-style-name="StrongEmphasis" style:family="text">
      <style:text-properties fo:font-weight="normal" style:font-weight-asian="normal" style:font-weight-complex="normal" fo:color="#000000"/>
    </style:style>
    <style:style style:name="T171" style:parent-style-name="Fuentedepárrafopredeter." style:family="text">
      <style:text-properties fo:color="#000000"/>
    </style:style>
    <style:style style:name="P172" style:parent-style-name="Textbody" style:family="paragraph">
      <style:paragraph-properties fo:margin-bottom="0in"/>
    </style:style>
    <style:style style:name="T173" style:parent-style-name="StrongEmphasis" style:family="text">
      <style:text-properties fo:color="#000000"/>
    </style:style>
    <style:style style:name="T174" style:parent-style-name="Fuentedepárrafopredeter." style:family="text">
      <style:text-properties fo:color="#000000"/>
    </style:style>
    <style:style style:name="P175" style:parent-style-name="Textbody" style:family="paragraph"/>
    <style:style style:name="T176" style:parent-style-name="StrongEmphasis" style:family="text">
      <style:text-properties fo:color="#000000"/>
    </style:style>
    <style:style style:name="T177" style:parent-style-name="Fuentedepárrafopredeter." style:family="text">
      <style:text-properties fo:color="#000000"/>
    </style:style>
    <style:style style:name="T178" style:parent-style-name="StrongEmphasis" style:family="text">
      <style:text-properties fo:font-weight="normal" style:font-weight-asian="normal" style:font-weight-complex="normal" fo:color="#000000"/>
    </style:style>
    <style:style style:name="T179" style:parent-style-name="Fuentedepárrafopredeter." style:family="text">
      <style:text-properties fo:color="#000000"/>
    </style:style>
    <style:style style:name="P180" style:parent-style-name="Textbody" style:family="paragraph"/>
    <style:style style:name="T181" style:parent-style-name="Fuentedepárrafopredeter." style:family="text">
      <style:text-properties fo:font-weight="bold" style:font-weight-asian="bold" style:font-weight-complex="bold" fo:color="#000000"/>
    </style:style>
    <style:style style:name="T182" style:parent-style-name="Fuentedepárrafopredeter." style:family="text">
      <style:text-properties fo:color="#000000"/>
    </style:style>
    <style:style style:name="P183" style:parent-style-name="Título5" style:family="paragraph">
      <style:text-properties fo:color="#000000"/>
    </style:style>
    <style:style style:name="P184" style:parent-style-name="Textbody" style:family="paragraph">
      <style:paragraph-properties fo:margin-bottom="0in"/>
    </style:style>
    <style:style style:name="T185" style:parent-style-name="StrongEmphasis" style:family="text">
      <style:text-properties fo:font-weight="normal" style:font-weight-asian="normal" style:font-weight-complex="normal"/>
    </style:style>
    <style:style style:name="P186" style:parent-style-name="Textbody" style:family="paragraph">
      <style:paragraph-properties fo:margin-bottom="0in"/>
    </style:style>
    <style:style style:name="P187" style:parent-style-name="Textbody" style:family="paragraph">
      <style:paragraph-properties fo:margin-bottom="0in"/>
    </style:style>
    <style:style style:name="T188" style:parent-style-name="StrongEmphasis" style:family="text">
      <style:text-properties fo:font-weight="normal" style:font-weight-asian="normal" style:font-weight-complex="normal"/>
    </style:style>
    <style:style style:name="P189" style:parent-style-name="Textbody" style:family="paragraph"/>
    <style:style style:name="P190" style:parent-style-name="Textbody" style:family="paragraph"/>
    <style:style style:name="T191" style:parent-style-name="Fuentedepárrafopredeter." style:family="text">
      <style:text-properties fo:font-weight="bold" style:font-weight-asian="bold" style:font-weight-complex="bold"/>
    </style:style>
    <style:style style:name="T192" style:parent-style-name="Fuentedepárrafopredeter." style:family="text">
      <style:text-properties fo:color="#000000"/>
    </style:style>
    <style:style style:name="P193" style:parent-style-name="Título5" style:family="paragraph">
      <style:text-properties fo:color="#000000"/>
    </style:style>
    <style:style style:name="P194" style:parent-style-name="Textbody" style:family="paragraph"/>
    <style:style style:name="T195" style:parent-style-name="StrongEmphasis" style:family="text">
      <style:text-properties fo:color="#000000"/>
    </style:style>
    <style:style style:name="T196" style:parent-style-name="Fuentedepárrafopredeter." style:family="text">
      <style:text-properties fo:color="#000000"/>
    </style:style>
    <style:style style:name="T197" style:parent-style-name="StrongEmphasis" style:family="text">
      <style:text-properties fo:font-weight="normal" style:font-weight-asian="normal" style:font-weight-complex="normal" fo:color="#000000"/>
    </style:style>
    <style:style style:name="T198" style:parent-style-name="Fuentedepárrafopredeter." style:family="text">
      <style:text-properties fo:color="#000000"/>
    </style:style>
    <style:style style:name="T199" style:parent-style-name="StrongEmphasis" style:family="text">
      <style:text-properties fo:font-weight="normal" style:font-weight-asian="normal" style:font-weight-complex="normal" fo:color="#000000"/>
    </style:style>
    <style:style style:name="T200" style:parent-style-name="Fuentedepárrafopredeter." style:family="text">
      <style:text-properties fo:color="#000000"/>
    </style:style>
    <style:style style:name="P201" style:parent-style-name="Textbody" style:family="paragraph">
      <style:paragraph-properties fo:margin-bottom="0in"/>
    </style:style>
    <style:style style:name="T202" style:parent-style-name="StrongEmphasis" style:family="text">
      <style:text-properties fo:color="#000000"/>
    </style:style>
    <style:style style:name="T203" style:parent-style-name="Fuentedepárrafopredeter." style:family="text">
      <style:text-properties fo:color="#000000"/>
    </style:style>
    <style:style style:name="P204" style:parent-style-name="Textbody" style:family="paragraph">
      <style:paragraph-properties fo:margin-bottom="0in"/>
    </style:style>
    <style:style style:name="T205" style:parent-style-name="StrongEmphasis" style:family="text">
      <style:text-properties fo:color="#000000"/>
    </style:style>
    <style:style style:name="T206" style:parent-style-name="Fuentedepárrafopredeter." style:family="text">
      <style:text-properties fo:color="#000000"/>
    </style:style>
    <style:style style:name="P207" style:parent-style-name="Textbody" style:family="paragraph"/>
    <style:style style:name="T208" style:parent-style-name="StrongEmphasis" style:family="text">
      <style:text-properties fo:color="#000000"/>
    </style:style>
    <style:style style:name="T209" style:parent-style-name="Fuentedepárrafopredeter." style:family="text">
      <style:text-properties fo:color="#000000"/>
    </style:style>
    <style:style style:name="P210" style:parent-style-name="Título4" style:family="paragraph">
      <style:text-properties fo:color="#000000"/>
    </style:style>
    <style:style style:name="P211" style:parent-style-name="Textbody" style:family="paragraph">
      <style:paragraph-properties fo:margin-bottom="0in"/>
    </style:style>
    <style:style style:name="P212" style:parent-style-name="Textbody" style:family="paragraph">
      <style:paragraph-properties fo:margin-bottom="0in"/>
    </style:style>
    <style:style style:name="P213" style:parent-style-name="Textbody" style:family="paragraph">
      <style:paragraph-properties fo:margin-bottom="0in"/>
    </style:style>
    <style:style style:name="P214" style:parent-style-name="Textbody" style:family="paragraph">
      <style:paragraph-properties fo:margin-bottom="0in"/>
    </style:style>
    <style:style style:name="T215" style:parent-style-name="Fuentedepárrafopredeter." style:family="text">
      <style:text-properties fo:color="#000000"/>
    </style:style>
    <style:style style:name="P216" style:parent-style-name="Textbody" style:family="paragraph"/>
    <style:style style:name="T217" style:parent-style-name="StrongEmphasis" style:family="text">
      <style:text-properties fo:color="#000000"/>
    </style:style>
    <style:style style:name="T218" style:parent-style-name="Fuentedepárrafopredeter." style:family="text">
      <style:text-properties fo:color="#000000"/>
    </style:style>
    <style:style style:name="P219" style:parent-style-name="Textbody" style:family="paragraph">
      <style:paragraph-properties fo:margin-bottom="0in"/>
    </style:style>
    <style:style style:name="P220" style:parent-style-name="Textbody" style:family="paragraph">
      <style:paragraph-properties fo:margin-bottom="0in"/>
    </style:style>
    <style:style style:name="P221" style:parent-style-name="Textbody" style:family="paragraph">
      <style:paragraph-properties fo:margin-bottom="0in"/>
    </style:style>
    <style:style style:name="P222" style:parent-style-name="Textbody" style:family="paragraph"/>
    <style:style style:name="P223" style:parent-style-name="Textbody" style:family="paragraph">
      <style:paragraph-properties fo:margin-bottom="0in"/>
    </style:style>
    <style:style style:name="P224" style:parent-style-name="Textbody" style:family="paragraph">
      <style:paragraph-properties fo:margin-bottom="0in"/>
    </style:style>
    <style:style style:name="P225" style:parent-style-name="Textbody" style:family="paragraph"/>
    <style:style style:name="P226" style:parent-style-name="Textbody" style:family="paragraph">
      <style:paragraph-properties fo:margin-bottom="0in"/>
    </style:style>
    <style:style style:name="P227" style:parent-style-name="Textbody" style:family="paragraph"/>
    <style:style style:name="P228" style:parent-style-name="Textbody" style:family="paragraph">
      <style:paragraph-properties fo:margin-bottom="0in"/>
    </style:style>
    <style:style style:name="T229" style:parent-style-name="Fuentedepárrafopredeter." style:family="text">
      <style:text-properties fo:language="es" fo:country="ES"/>
    </style:style>
    <style:style style:name="T230" style:parent-style-name="Fuentedepárrafopredeter." style:family="text">
      <style:text-properties fo:font-weight="bold" style:font-weight-asian="bold" style:font-weight-complex="bold"/>
    </style:style>
    <style:style style:name="P231" style:parent-style-name="Textbody" style:family="paragraph"/>
    <style:style style:name="P232" style:parent-style-name="PreformattedText" style:family="paragraph">
      <style:paragraph-properties fo:margin-bottom="0.1965in"/>
    </style:style>
    <style:style style:name="P233" style:parent-style-name="Textbody" style:family="paragraph">
      <style:paragraph-properties fo:margin-bottom="0in"/>
    </style:style>
    <style:style style:name="P234" style:parent-style-name="Textbody" style:family="paragraph">
      <style:paragraph-properties fo:margin-bottom="0in"/>
    </style:style>
    <style:style style:name="P235" style:parent-style-name="Textbody" style:family="paragraph">
      <style:paragraph-properties fo:margin-bottom="0in"/>
    </style:style>
    <style:style style:name="P236" style:parent-style-name="Textbody" style:family="paragraph"/>
    <style:style style:name="P237" style:parent-style-name="PreformattedText" style:family="paragraph">
      <style:paragraph-properties fo:margin-bottom="0.1965in"/>
    </style:style>
    <style:style style:name="P238" style:parent-style-name="Textbody" style:family="paragraph">
      <style:paragraph-properties fo:margin-bottom="0in"/>
    </style:style>
    <style:style style:name="P239" style:parent-style-name="Textbody" style:family="paragraph">
      <style:paragraph-properties fo:margin-bottom="0in"/>
    </style:style>
    <style:style style:name="P240" style:parent-style-name="Textbody" style:family="paragraph">
      <style:paragraph-properties fo:margin-bottom="0in"/>
    </style:style>
    <style:style style:name="P241" style:parent-style-name="Textbody" style:family="paragraph"/>
    <style:style style:name="P242" style:parent-style-name="PreformattedText" style:family="paragraph">
      <style:paragraph-properties fo:margin-bottom="0.1965in"/>
    </style:style>
    <style:style style:name="P243" style:parent-style-name="Textbody" style:family="paragraph">
      <style:paragraph-properties fo:margin-bottom="0in"/>
    </style:style>
    <style:style style:name="P244" style:parent-style-name="Textbody" style:family="paragraph">
      <style:paragraph-properties fo:margin-bottom="0in"/>
    </style:style>
    <style:style style:name="P245" style:parent-style-name="Textbody" style:family="paragraph"/>
    <style:style style:name="P246" style:parent-style-name="PreformattedText" style:family="paragraph">
      <style:paragraph-properties fo:margin-bottom="0.1965in"/>
    </style:style>
    <style:style style:name="P247" style:parent-style-name="Textbody" style:family="paragraph">
      <style:paragraph-properties fo:margin-bottom="0in"/>
    </style:style>
    <style:style style:name="P248" style:parent-style-name="Textbody" style:family="paragraph">
      <style:paragraph-properties fo:margin-bottom="0in"/>
    </style:style>
    <style:style style:name="P249" style:parent-style-name="Textbody" style:family="paragraph">
      <style:paragraph-properties fo:margin-bottom="0in"/>
    </style:style>
    <style:style style:name="P250" style:parent-style-name="Textbody" style:family="paragraph">
      <style:paragraph-properties fo:margin-bottom="0in"/>
    </style:style>
    <style:style style:name="P251" style:parent-style-name="Textbody" style:family="paragraph">
      <style:paragraph-properties fo:margin-bottom="0in"/>
    </style:style>
    <style:style style:name="P252" style:parent-style-name="Textbody" style:family="paragraph">
      <style:paragraph-properties fo:margin-bottom="0in"/>
    </style:style>
    <style:style style:name="P253" style:parent-style-name="Textbody" style:family="paragraph"/>
    <style:style style:name="P254" style:parent-style-name="PreformattedText" style:family="paragraph">
      <style:paragraph-properties fo:margin-bottom="0.1965in"/>
    </style:style>
    <style:style style:name="P255" style:parent-style-name="Textbody" style:family="paragraph">
      <style:paragraph-properties fo:margin-bottom="0in"/>
    </style:style>
    <style:style style:name="P256" style:parent-style-name="Textbody" style:family="paragraph">
      <style:paragraph-properties fo:margin-bottom="0in"/>
    </style:style>
    <style:style style:name="P257" style:parent-style-name="Textbody" style:family="paragraph">
      <style:paragraph-properties fo:margin-bottom="0in"/>
    </style:style>
    <style:style style:name="P258" style:parent-style-name="Textbody" style:family="paragraph">
      <style:paragraph-properties fo:margin-bottom="0in"/>
    </style:style>
    <style:style style:name="P259" style:parent-style-name="Textbody" style:family="paragraph">
      <style:paragraph-properties fo:margin-bottom="0in"/>
    </style:style>
    <style:style style:name="P260" style:parent-style-name="Textbody" style:family="paragraph">
      <style:paragraph-properties fo:margin-bottom="0in"/>
    </style:style>
    <style:style style:name="P261" style:parent-style-name="Textbody" style:family="paragraph">
      <style:paragraph-properties fo:margin-bottom="0in"/>
    </style:style>
    <style:style style:name="P262" style:parent-style-name="Textbody" style:family="paragraph">
      <style:paragraph-properties fo:margin-bottom="0in"/>
    </style:style>
    <style:style style:name="P263" style:parent-style-name="Textbody" style:family="paragraph">
      <style:paragraph-properties fo:margin-bottom="0in"/>
    </style:style>
    <style:style style:name="P264" style:parent-style-name="Textbody" style:family="paragraph">
      <style:paragraph-properties fo:margin-bottom="0in"/>
    </style:style>
    <style:style style:name="P265" style:parent-style-name="Textbody" style:family="paragraph">
      <style:paragraph-properties fo:margin-bottom="0in"/>
    </style:style>
    <style:style style:name="P266" style:parent-style-name="Textbody" style:family="paragraph"/>
    <style:style style:name="P267" style:parent-style-name="Textbody" style:family="paragraph">
      <style:paragraph-properties fo:margin-bottom="0in"/>
    </style:style>
    <style:style style:name="P268" style:parent-style-name="Textbody" style:family="paragraph">
      <style:paragraph-properties fo:margin-bottom="0in"/>
    </style:style>
    <style:style style:name="P269" style:parent-style-name="Textbody" style:family="paragraph">
      <style:paragraph-properties fo:margin-bottom="0in"/>
    </style:style>
    <style:style style:name="P270" style:parent-style-name="Textbody" style:family="paragraph">
      <style:paragraph-properties fo:margin-bottom="0in"/>
    </style:style>
    <style:style style:name="P271" style:parent-style-name="Textbody" style:family="paragraph">
      <style:paragraph-properties fo:margin-bottom="0in"/>
    </style:style>
    <style:style style:name="P272" style:parent-style-name="Textbody" style:family="paragraph">
      <style:paragraph-properties fo:margin-bottom="0in"/>
    </style:style>
    <style:style style:name="P273" style:parent-style-name="Textbody" style:family="paragraph">
      <style:paragraph-properties fo:margin-bottom="0in"/>
    </style:style>
    <style:style style:name="P274" style:parent-style-name="Textbody" style:family="paragraph">
      <style:paragraph-properties fo:margin-bottom="0in"/>
    </style:style>
    <style:style style:name="P275" style:parent-style-name="Textbody" style:family="paragraph">
      <style:paragraph-properties fo:margin-bottom="0in"/>
    </style:style>
    <style:style style:name="P276" style:parent-style-name="Textbody" style:family="paragraph">
      <style:paragraph-properties fo:margin-bottom="0in"/>
    </style:style>
    <style:style style:name="P277" style:parent-style-name="Textbody" style:family="paragraph">
      <style:paragraph-properties fo:margin-bottom="0in"/>
    </style:style>
    <style:style style:name="P278" style:parent-style-name="Textbody" style:family="paragraph">
      <style:paragraph-properties fo:margin-bottom="0in"/>
    </style:style>
    <style:style style:name="P279" style:parent-style-name="Textbody" style:family="paragraph">
      <style:paragraph-properties fo:margin-bottom="0in"/>
    </style:style>
    <style:style style:name="P280" style:parent-style-name="Textbody" style:family="paragraph">
      <style:paragraph-properties fo:margin-bottom="0in"/>
    </style:style>
    <style:style style:name="P281" style:parent-style-name="Textbody" style:family="paragraph">
      <style:paragraph-properties fo:margin-bottom="0in"/>
    </style:style>
    <style:style style:name="P282" style:parent-style-name="Textbody" style:family="paragraph">
      <style:paragraph-properties fo:margin-bottom="0in"/>
    </style:style>
    <style:style style:name="P283" style:parent-style-name="Textbody" style:family="paragraph">
      <style:paragraph-properties fo:margin-bottom="0in"/>
    </style:style>
    <style:style style:name="P284" style:parent-style-name="Textbody" style:family="paragraph">
      <style:paragraph-properties fo:margin-bottom="0in"/>
    </style:style>
    <style:style style:name="P285" style:parent-style-name="Textbody" style:family="paragraph">
      <style:paragraph-properties fo:margin-bottom="0in"/>
    </style:style>
    <style:style style:name="P286" style:parent-style-name="Textbody" style:family="paragraph"/>
    <style:style style:name="P287" style:parent-style-name="PreformattedText" style:family="paragraph">
      <style:paragraph-properties fo:margin-bottom="0.1965in"/>
    </style:style>
    <style:style style:name="P288" style:parent-style-name="Textbody" style:family="paragraph">
      <style:paragraph-properties fo:margin-bottom="0in"/>
    </style:style>
    <style:style style:name="P289" style:parent-style-name="Textbody" style:family="paragraph">
      <style:paragraph-properties fo:margin-bottom="0in"/>
    </style:style>
    <style:style style:name="P290" style:parent-style-name="Textbody" style:family="paragraph">
      <style:paragraph-properties fo:margin-bottom="0in"/>
    </style:style>
    <style:style style:name="P291" style:parent-style-name="Textbody" style:family="paragraph">
      <style:paragraph-properties fo:margin-bottom="0in"/>
    </style:style>
    <style:style style:name="P292" style:parent-style-name="Textbody" style:family="paragraph">
      <style:paragraph-properties fo:margin-bottom="0in"/>
    </style:style>
    <style:style style:name="P293" style:parent-style-name="Textbody" style:family="paragraph">
      <style:paragraph-properties fo:margin-bottom="0in"/>
    </style:style>
    <style:style style:name="P294" style:parent-style-name="Textbody" style:family="paragraph">
      <style:paragraph-properties fo:margin-bottom="0in"/>
    </style:style>
    <style:style style:name="P295" style:parent-style-name="Textbody" style:family="paragraph">
      <style:paragraph-properties fo:margin-bottom="0in"/>
    </style:style>
    <style:style style:name="P296" style:parent-style-name="Textbody" style:family="paragraph">
      <style:paragraph-properties fo:margin-bottom="0in"/>
    </style:style>
    <style:style style:name="P297" style:parent-style-name="Textbody" style:family="paragraph">
      <style:paragraph-properties fo:margin-bottom="0in"/>
    </style:style>
    <style:style style:name="P298" style:parent-style-name="Textbody" style:family="paragraph">
      <style:paragraph-properties fo:margin-bottom="0in"/>
    </style:style>
    <style:style style:name="P299" style:parent-style-name="Textbody" style:family="paragraph">
      <style:paragraph-properties fo:margin-bottom="0in"/>
    </style:style>
    <style:style style:name="P300" style:parent-style-name="Textbody" style:family="paragraph">
      <style:paragraph-properties fo:margin-bottom="0in"/>
    </style:style>
    <style:style style:name="P301" style:parent-style-name="Textbody" style:family="paragraph">
      <style:paragraph-properties fo:margin-bottom="0in"/>
    </style:style>
    <style:style style:name="P302" style:parent-style-name="Textbody" style:family="paragraph">
      <style:paragraph-properties fo:margin-bottom="0in"/>
    </style:style>
    <style:style style:name="P303" style:parent-style-name="Textbody" style:family="paragraph"/>
    <style:style style:name="P304" style:parent-style-name="Textbody" style:family="paragraph">
      <style:paragraph-properties fo:margin-bottom="0in"/>
    </style:style>
    <style:style style:name="P305" style:parent-style-name="Textbody" style:family="paragraph">
      <style:paragraph-properties fo:margin-bottom="0in"/>
    </style:style>
    <style:style style:name="P306" style:parent-style-name="Textbody" style:family="paragraph">
      <style:paragraph-properties fo:margin-bottom="0in"/>
    </style:style>
    <style:style style:name="P307" style:parent-style-name="Textbody" style:family="paragraph"/>
  </office:automatic-styles>
  <office:body>
    <office:text text:use-soft-page-breaks="true">
      <text:h text:style-name="P1" text:outline-level="2">Especificación de Requerimientos de Software (ERS) para la Plataforma de Oferta y Contratación de Servicios</text:h>
      <text:h text:style-name="Título3" text:outline-level="3">1. Introducción</text:h>
      <text:h text:style-name="Título4" text:outline-level="4">1.1 Propósito</text:h>
      <text:p text:style-name="Textbody">El propósito de este documento es especificar los requerimientos funcionales y no funcionales para el desarrollo de una plataforma web que facilite la interacción entre proveedores y clientes para la oferta y contratación eficiente de servicios. Se detallarán los objetivos del sistema, el alcance del proyecto, los usuarios y roles, y las tecnologías a utilizar.</text:p>
      <text:h text:style-name="Título4" text:outline-level="4">1.2 Audiencia</text:h>
      <text:p text:style-name="Textbody">Este documento está dirigido a:</text:p>
      <text:list text:style-name="LFO1" text:continue-numbering="true">
        <text:list-item>
          <text:p text:style-name="P2">Desarrolladores del equipo.</text:p>
        </text:list-item>
        <text:list-item>
          <text:p text:style-name="P3">Gerentes de proyecto.</text:p>
        </text:list-item>
        <text:list-item>
          <text:p text:style-name="P4">Analistas de sistemas.</text:p>
        </text:list-item>
        <text:list-item>
          <text:p text:style-name="P5">Stakeholders interesados en el proyecto.</text:p>
        </text:list-item>
      </text:list>
      <text:h text:style-name="Título4" text:outline-level="4">1.3 Alcance del Producto</text:h>
      <text:p text:style-name="Textbody">La plataforma web permitirá a los usuarios (proveedores y clientes) registrarse, publicar y buscar servicios, comunicarse directamente, calificar servicios y gestionar reservas. El sistema incluirá un panel de administración para la gestión general de la plataforma.</text:p>
      <text:h text:style-name="Título4" text:outline-level="4">1.4 Definiciones, Acrónimos y Abreviaturas</text:h>
      <text:list text:style-name="LFO2" text:continue-numbering="true">
        <text:list-item>
          <text:p text:style-name="P6"><text:span text:style-name="StrongEmphasis">ERS:</text:span><text:s/>Especificación de Requerimientos de Software.</text:p>
        </text:list-item>
        <text:list-item>
          <text:p text:style-name="P7"><text:span text:style-name="StrongEmphasis">UI:</text:span><text:s/>Interfaz de Usuario.</text:p>
        </text:list-item>
        <text:list-item>
          <text:p text:style-name="P8"><text:span text:style-name="StrongEmphasis">UX:</text:span><text:s/>Experiencia de Usuario.</text:p>
        </text:list-item>
        <text:list-item>
          <text:p text:style-name="P9"><text:span text:style-name="StrongEmphasis">CRUD:</text:span><text:s/>Create, Read, Update, Delete (Crear, Leer, Actualizar, Borrar).</text:p>
        </text:list-item>
        <text:list-item>
          <text:p text:style-name="P10"><text:span text:style-name="StrongEmphasis">API:</text:span><text:s/>Interfaz de Programación de Aplicaciones.</text:p>
        </text:list-item>
        <text:list-item>
          <text:p text:style-name="P11"><text:span text:style-name="StrongEmphasis">HTML:</text:span><text:s/>HyperText Markup Language.</text:p>
        </text:list-item>
        <text:list-item>
          <text:p text:style-name="P12"><text:span text:style-name="StrongEmphasis">CSS:</text:span><text:s/>Cascading Style Sheets.</text:p>
        </text:list-item>
        <text:list-item>
          <text:p text:style-name="P13"><text:span text:style-name="StrongEmphasis">JavaScript:</text:span><text:s/>Lenguaje de programación para la web.</text:p>
        </text:list-item>
        <text:list-item>
          <text:p text:style-name="P14"><text:span text:style-name="StrongEmphasis">PHP:</text:span><text:s/>Hypertext Preprocessor.</text:p>
        </text:list-item>
        <text:list-item>
          <text:p text:style-name="P15"><text:span text:style-name="StrongEmphasis">JSON:</text:span><text:s/>JavaScript Object Notation.</text:p>
        </text:list-item>
        <text:list-item>
          <text:p text:style-name="P16"><text:span text:style-name="StrongEmphasis">MySQL:</text:span><text:s/>Sistema de gestión de bases de datos relacionales.</text:p>
        </text:list-item>
        <text:list-item>
          <text:p text:style-name="P17"><text:span text:style-name="StrongEmphasis">Git:</text:span><text:s/>Sistema de control de versiones.</text:p>
        </text:list-item>
      </text:list>
      <text:h text:style-name="Título3" text:outline-level="3">2. Descripción General</text:h>
      <text:h text:style-name="Título4" text:outline-level="4">2.1 Perspectiva del Producto</text:h>
      <text:p text:style-name="Textbody">La plataforma será un sistema independiente accesible a través de navegadores web. No se integrará inicialmente con otros sistemas externos, a excepción de posibles APIs de terceros como Google Maps para la funcionalidad de ubicación.</text:p>
      <text:h text:style-name="Título4" text:outline-level="4">2.2 Funcionalidad del Producto</text:h>
      <text:p text:style-name="Textbody">El sistema ofrecerá las siguientes funcionalidades principales:</text:p>
      <text:list text:style-name="LFO3" text:continue-numbering="true">
        <text:list-item>
          <text:p text:style-name="P18">Gestión de usuarios (registro, autenticación, perfiles, roles).</text:p>
        </text:list-item>
        <text:list-item>
          <text:p text:style-name="P19">Gestión de servicios (publicación, búsqueda, visualización, filtros).</text:p>
        </text:list-item>
        <text:list-item>
          <text:p text:style-name="P20">Comunicación interna (mensajería, notificaciones).</text:p>
        </text:list-item>
        <text:list-item>
          <text:p text:style-name="P21">Valoración y reseñas de servicios.</text:p>
        </text:list-item>
        <text:list-item>
          <text:p text:style-name="P22">Administración de la plataforma.</text:p>
        </text:list-item>
        <text:list-item>
          <text:p text:style-name="P23">Sistema de reservas y calendario.</text:p>
        </text:list-item>
      </text:list>
      <text:h text:style-name="Título4" text:outline-level="4">2.3 Características de los Usuarios y Roles</text:h>
      <text:p text:style-name="Textbody">Se identifican los siguientes usuarios y roles principales:</text:p>
      <text:list text:style-name="LFO4" text:continue-numbering="true">
        <text:list-item>
          <text:p text:style-name="P24"><text:span text:style-name="StrongEmphasis">Usuario Anónimo:</text:span></text:p>
          <text:list text:continue-numbering="true">
            <text:list-item>
              <text:p text:style-name="P25"><text:span text:style-name="StrongEmphasis">Descripción:</text:span><text:s/>Visitante que aún no se ha registrado en la plataforma.</text:p>
            </text:list-item>
            <text:list-item>
              <text:p text:style-name="P26"><text:span text:style-name="StrongEmphasis">Rol Primario:</text:span><text:s/>Consumidor Potencial de Información.</text:p>
            </text:list-item>
            <text:list-item>
              <text:p text:style-name="P27"><text:span text:style-name="StrongEmphasis">Acciones:</text:span><text:s/>Visualizar página principal, buscar servicios (sin ver detalles de contacto), registrarse.</text:p>
            </text:list-item>
          </text:list>
        </text:list-item>
        <text:list-item>
          <text:p text:style-name="P28"><text:span text:style-name="StrongEmphasis">Cliente:</text:span></text:p>
          <text:list text:continue-numbering="true">
            <text:list-item>
              <text:p text:style-name="P29"><text:span text:style-name="StrongEmphasis">Descripción:</text:span><text:s/>Usuario registrado que busca y contrata servicios.</text:p>
            </text:list-item>
            <text:list-item>
              <text:p text:style-name="P30"><text:span text:style-name="StrongEmphasis">Rol Primario:</text:span><text:s/>Consumidor de Servicios.</text:p>
            </text:list-item>
            <text:list-item>
              <text:p text:style-name="P31"><text:span text:style-name="StrongEmphasis">Acciones:</text:span></text:p>
              <text:list text:continue-numbering="true">
                <text:list-item>
                  <text:p text:style-name="P32">Registrarse e iniciar sesión.</text:p>
                </text:list-item>
                <text:list-item>
                  <text:p text:style-name="P33">Crear y editar su perfil.</text:p>
                </text:list-item>
                <text:list-item>
                  <text:p text:style-name="P34">Buscar y filtrar servicios.</text:p>
                </text:list-item>
                <text:list-item>
                  <text:p text:style-name="P35">Visualizar detalles de servicios.</text:p>
                </text:list-item>
                <text:list-item>
                  <text:p text:style-name="P36">Contactar proveedores a través del sistema de mensajería.</text:p>
                </text:list-item>
                <text:list-item>
                  <text:p text:style-name="P37">Reservar servicios.</text:p>
                </text:list-item>
                <text:list-item>
                  <text:p text:style-name="P38">Calificar y dejar reseñas sobre servicios contratados.</text:p>
                </text:list-item>
                <text:list-item>
                  <text:p text:style-name="P39">Recibir notificaciones.</text:p>
                </text:list-item>
                <text:list-item>
                  <text:p text:style-name="P40">Ver historial de reservas y mensajes.</text:p>
                </text:list-item>
              </text:list>
            </text:list-item>
          </text:list>
        </text:list-item>
        <text:list-item>
          <text:p text:style-name="P41"><text:span text:style-name="StrongEmphasis">Proveedor:</text:span></text:p>
          <text:list text:continue-numbering="true">
            <text:list-item>
              <text:p text:style-name="P42"><text:span text:style-name="StrongEmphasis">Descripción:</text:span><text:s/>Usuario registrado que ofrece servicios.</text:p>
            </text:list-item>
            <text:list-item>
              <text:p text:style-name="P43"><text:span text:style-name="StrongEmphasis">Rol Primario:</text:span><text:s/>Oferente de Servicios.</text:p>
            </text:list-item>
            <text:list-item>
              <text:p text:style-name="P44"><text:span text:style-name="StrongEmphasis">Acciones:</text:span></text:p>
              <text:list text:continue-numbering="true">
                <text:list-item>
                  <text:p text:style-name="P45">Registrarse e iniciar sesión.</text:p>
                </text:list-item>
                <text:list-item>
                  <text:p text:style-name="P46">Crear y editar su perfil (incluyendo habilidades, experiencia, portafolio).</text:p>
                </text:list-item>
                <text:list-item>
                  <text:p text:style-name="P47">Publicar nuevos servicios (título, descripción, categoría, ubicación, precio, disponibilidad, imágenes).</text:p>
                </text:list-item>
                <text:list-item>
                  <text:p text:style-name="P48">Editar y eliminar sus servicios publicados.</text:p>
                </text:list-item>
                <text:list-item>
                  <text:p text:style-name="P49">Gestionar su calendario de disponibilidad.</text:p>
                </text:list-item>
                <text:list-item>
                  <text:p text:style-name="P50">Recibir solicitudes de contacto y reservas.</text:p>
                </text:list-item>
                <text:list-item>
                  <text:p text:style-name="P51">Comunicarse con clientes a través del sistema de mensajería.</text:p>
                </text:list-item>
                <text:list-item>
                  <text:p text:style-name="P52">Ver sus calificaciones y reseñas.</text:p>
                </text:list-item>
                <text:list-item>
                  <text:p text:style-name="P53">Gestionar sus reservas (confirmar, cancelar).</text:p>
                </text:list-item>
              </text:list>
            </text:list-item>
          </text:list>
        </text:list-item>
        <text:list-item>
          <text:p text:style-name="P54"><text:span text:style-name="StrongEmphasis">Administrador:</text:span></text:p>
          <text:list text:continue-numbering="true">
            <text:list-item>
              <text:p text:style-name="P55"><text:span text:style-name="StrongEmphasis">Descripción:</text:span><text:s/>Usuario con privilegios de gestión total sobre la plataforma.</text:p>
            </text:list-item>
            <text:list-item>
              <text:p text:style-name="P56"><text:span text:style-name="StrongEmphasis">Rol Primario:</text:span><text:s/>Gestor del Sistema.</text:p>
            </text:list-item>
            <text:list-item>
              <text:p text:style-name="P57"><text:span text:style-name="StrongEmphasis">Acciones:</text:span></text:p>
              <text:list text:continue-numbering="true">
                <text:list-item>
                  <text:p text:style-name="P58">Gestionar usuarios (crear, editar, eliminar, bloquear, cambiar roles).</text:p>
                </text:list-item>
                <text:list-item>
                  <text:p text:style-name="P59">Gestionar servicios (aprobar, rechazar, editar, eliminar publicaciones).</text:p>
                </text:list-item>
                <text:list-item>
                  <text:p text:style-name="P60">Gestionar categorías de servicios.</text:p>
                </text:list-item>
                <text:list-item>
                  <text:p text:style-name="P61">Moderar calificaciones y reseñas.</text:p>
                </text:list-item>
                <text:list-item>
                  <text:p text:style-name="P62">Visualizar estadísticas de la plataforma.</text:p>
                </text:list-item>
                <text:list-item>
                  <text:p text:style-name="P63">Acceder a registros de actividad.</text:p>
                </text:list-item>
                <text:list-item>
                  <text:p text:style-name="P64">Configurar parámetros generales del sistema.</text:p>
                </text:list-item>
              </text:list>
            </text:list-item>
          </text:list>
        </text:list-item>
      </text:list>
      <text:h text:style-name="Título4" text:outline-level="4">2.4 Restricciones</text:h>
      <text:list text:style-name="LFO5" text:continue-numbering="true">
        <text:list-item>
          <text:p text:style-name="P65"><text:span text:style-name="StrongEmphasis">Tecnológicas:</text:span></text:p>
          <text:list text:continue-numbering="true">
            <text:list-item>
              <text:p text:style-name="P66">Frontend: HTML, CSS, JavaScript, JSON.</text:p>
            </text:list-item>
            <text:list-item>
              <text:p text:style-name="P67">Backend: PHP, JSON.</text:p>
            </text:list-item>
            <text:list-item>
              <text:p text:style-name="P68">Base de datos: MySQL.</text:p>
            </text:list-item>
            <text:list-item>
              <text:p text:style-name="P69">Mensajería: Basada en la base de datos (sin WebSockets).</text:p>
            </text:list-item>
          </text:list>
        </text:list-item>
        <text:list-item>
          <text:p text:style-name="P70"><text:span text:style-name="T71">Operacionales:</text:span><text:span text:style-name="T72"><text:s/>El sistema debe ser accesible 24/7, con un tiempo de inactividad será de 1 a 4 horas semanales <text:s/>para mantenimiento planificado y de un máximo de 3.5 horas mensuales para mantenimiento no planificado (Correctivo/emergencias).</text:span></text:p>
        </text:list-item>
        <text:list-item>
          <text:p text:style-name="P73"><text:span text:style-name="T74">De Rendimiento:</text:span><text:span text:style-name="T75"><text:s/>Tiempos de respuesta de las consultas no debe exceder lo</text:span>s 3 segundos en<text:s/><text:span text:style-name="T76">condiciones de red normales. La plataforma debe soportar un número concurrente de usuarios sin que el rendimiento del servicio se vea afectado, soportando 500 usuarios en simultáneo .</text:span></text:p>
        </text:list-item>
        <text:list-item>
          <text:p text:style-name="P77"><text:span text:style-name="T78">Regulaciones y Políticas:</text:span><text:span text:style-name="T79"><text:s/>Cumplimiento con normativas de privacidad de datos de la ley 18331 Ley de protección de datos personales del día 11 de Agosto de 2008.</text:span></text:p>
        </text:list-item>
        <text:list-item>
          <text:p text:style-name="P80"><text:span text:style-name="StrongEmphasis">Interfaz de Usuario:</text:span><text:s/>Desarrollar una interfaz de usuario con una fuente facilmente legible, con un diseño simple y atractivo permitiendo una interacción facil y precisa, con elementos y menús distinguibles, de fácil acceso, para que el usuario logre rápidamente un uso ágil de la plataforma.</text:p>
        </text:list-item>
      </text:list>
      <text:p text:style-name="Textbody"/>
      <text:h text:style-name="Título4" text:outline-level="4">2.5 Suposiciones y Dependencias</text:h>
      <text:list text:style-name="LFO6" text:continue-numbering="true">
        <text:list-item>
          <text:p text:style-name="P81">Los usuarios tendrán acceso a internet y a un navegador web actualizado.</text:p>
        </text:list-item>
      </text:list>
      <text:list text:style-name="LFO7" text:continue-numbering="true">
        <text:list-item>
          <text:p text:style-name="P82">Existirá un servidor web configurado con PHP y MySQL.</text:p>
        </text:list-item>
        <text:list-item>
          <text:p text:style-name="P83">La integración con APIs de terceros (ej. Google Maps) será posible y se dispondrá de las claves de API necesarias.</text:p>
        </text:list-item>
        <text:list-item>
          <text:p text:style-name="P84">El equipo de desarrollo tendrá acceso a herramientas de control de versiones (Git).</text:p>
        </text:list-item>
      </text:list>
      <text:h text:style-name="Título3" text:outline-level="3">3. Requerimientos Funcionales</text:h>
      <text:p text:style-name="Textbody">Se detallan los requerimientos funcionales del sistema, agrupados por módulos.</text:p>
      <text:h text:style-name="Título4" text:outline-level="4">3.1 Módulo de Gestión de Usuarios</text:h>
      <text:h text:style-name="Título5" text:outline-level="5">RF1.0 Registro de Usuarios</text:h>
      <text:list text:style-name="LFO8" text:continue-numbering="true">
        <text:list-item>
          <text:p text:style-name="P85"><text:span text:style-name="StrongEmphasis">RF1.1:</text:span><text:s/>El sistema debe permitir a los usuarios registrarse como "Cliente" o "Proveedor" mediante un formulario.</text:p>
        </text:list-item>
        <text:list-item>
          <text:p text:style-name="P86"><text:span text:style-name="T87">RF1.2:</text:span><text:span text:style-name="T88"><text:s/>El formulario de registro debe solicitar nombre completo, correo electrónico, contraseña (con confirmación), y especificar si es cliente o proveedor.</text:span></text:p>
        </text:list-item>
        <text:list-item>
          <text:p text:style-name="P89"><text:span text:style-name="T90">RF1.3:</text:span><text:span text:style-name="T91"><text:s/>El sistema debe validar que el correo electrónico no esté previamente registrado.</text:span></text:p>
        </text:list-item>
        <text:list-item>
          <text:p text:style-name="P92"><text:span text:style-name="T93">RF1.4:</text:span><text:span text:style-name="T94"><text:s/>El sistema debe aplicar políticas de seguridad para la contraseña (mínimo de 8 caracteres, una mayúscula, minusculas, <text:s/>números y/o <text:s/>símbolos).</text:span></text:p>
        </text:list-item>
        <text:list-item>
          <text:p text:style-name="P95"><text:span text:style-name="StrongEmphasis">RF1.5:</text:span><text:s/>Tras un registro exitoso, el sistema debe enviar un correo electrónico de<text:s/><text:span text:style-name="T96">confirmación al usuario para verificar su cuenta.</text:span></text:p>
        </text:list-item>
        <text:list-item>
          <text:p text:style-name="P97"><text:span text:style-name="StrongEmphasis">RF1.6:</text:span><text:s/>El sistema debe redirigir al usuario a la página de inicio de sesión después del registro.</text:p>
        </text:list-item>
      </text:list>
      <text:h text:style-name="Título5" text:outline-level="5">RF2.0 Autenticación de Usuarios</text:h>
      <text:list text:style-name="LFO9" text:continue-numbering="true">
        <text:list-item>
          <text:p text:style-name="P98"><text:span text:style-name="StrongEmphasis">RF2.1:</text:span><text:s/>El sistema debe permitir a los usuarios iniciar sesión con su correo electrónico y contraseña.</text:p>
        </text:list-item>
        <text:list-item>
          <text:p text:style-name="P99"><text:span text:style-name="StrongEmphasis">RF2.2:</text:span><text:s/>El sistema debe validar las credenciales del usuario.</text:p>
        </text:list-item>
        <text:list-item>
          <text:p text:style-name="P100"><text:span text:style-name="StrongEmphasis">RF2.3:</text:span><text:s/>En caso de credenciales incorrectas, el sistema debe mostrar un mensaje de error apropiado.</text:p>
        </text:list-item>
        <text:list-item>
          <text:p text:style-name="P101"><text:span text:style-name="StrongEmphasis">RF2.4:</text:span><text:s/>El si<text:span text:style-name="T102">stema debe permitir a los usuarios recuperar su contraseña a través de su correo electrónico.</text:span></text:p>
        </text:list-item>
        <text:list-item>
          <text:p text:style-name="P103"><text:span text:style-name="T104">RF2.5:</text:span><text:span text:style-name="T105"><text:s/>El sistema debe mantener la sesión del usuario iniciada por un período de 20 minutos o hasta que el usuario cierre sesión explícitamente.</text:span></text:p>
        </text:list-item>
      </text:list>
      <text:h text:style-name="Título5" text:outline-level="5">RF3.0 Gestión de Perfiles de Usuario</text:h>
      <text:list text:style-name="LFO10" text:continue-numbering="true">
        <text:list-item>
          <text:p text:style-name="P106"><text:span text:style-name="StrongEmphasis">RF3.1:</text:span><text:s/>El s<text:span text:style-name="T107">istema debe permitir a los usuarios visualizar y editar su información de perfil.</text:span></text:p>
        </text:list-item>
        <text:list-item>
          <text:p text:style-name="P108"><text:span text:style-name="T109">RF3.2:</text:span><text:span text:style-name="T110"><text:s/>Los perfiles de<text:s/></text:span><text:span text:style-name="T111">Cliente</text:span><text:span text:style-name="T112"><text:s/>deben incluir: nombre completo, correo electrónico, número de teléfono, dirección (opcional), identificación (cédula).</text:span></text:p>
        </text:list-item>
        <text:list-item>
          <text:p text:style-name="P113"><text:span text:style-name="T114">RF3.3:</text:span><text:span text:style-name="T115"><text:s/>Los perfiles de<text:s/></text:span><text:span text:style-name="T116">Proveedor</text:span><text:span text:style-name="T117"><text:s/>deben incluir: nombre o nombre de la empresa, correo electrónico, número de teléfono, dirección, número de rut o bps, descripción de servicios/experiencia, habilidades, portafolio (imágenes/enlaces, opcional).</text:span></text:p>
        </text:list-item>
        <text:list-item>
          <text:p text:style-name="P118"><text:span text:style-name="StrongEmphasis">RF3.4:</text:span><text:s/>El sistema debe permitir a los usuarios cambiar su contraseña desde la configuración de su perfil, verificando por el correo electrónico.</text:p>
        </text:list-item>
        <text:list-item>
          <text:p text:style-name="P119"><text:span text:style-name="StrongEmphasis">RF3.5:</text:span><text:s/>El sistema debe permitir a los usuarios subir una foto de perfil.</text:p>
        </text:list-item>
      </text:list>
      <text:h text:style-name="Título5" text:outline-level="5">RF4.0 Gestión de Roles</text:h>
      <text:list text:style-name="LFO11" text:continue-numbering="true">
        <text:list-item>
          <text:p text:style-name="P120"><text:span text:style-name="StrongEmphasis">RF4.1:</text:span><text:s/>El sistema debe asignar el rol de "Cliente" o "Proveedor" al momento del registro.</text:p>
        </text:list-item>
        <text:list-item>
          <text:p text:style-name="P121"><text:span text:style-name="StrongEmphasis">RF4.2:</text:span><text:s/>El sistema debe permitir al<text:s/><text:span text:style-name="StrongEmphasis">Administrador</text:span><text:s/>modificar el rol de cualquier usuario.</text:p>
        </text:list-item>
        <text:list-item>
          <text:p text:style-name="P122"><text:span text:style-name="StrongEmphasis">RF4.3:</text:span><text:s/>El sistema debe controlar el acceso a funcionalidades específicas basándose en el rol del usuario.</text:p>
        </text:list-item>
      </text:list>
      <text:h text:style-name="Título4" text:outline-level="4">3.2 Módulo de Gestión de Servicios</text:h>
      <text:h text:style-name="Título5" text:outline-level="5">RF5.0 Publicación de Servicios (Proveedor)</text:h>
      <text:list text:style-name="LFO12" text:continue-numbering="true">
        <text:list-item>
          <text:p text:style-name="P123"><text:span text:style-name="StrongEmphasis">RF5.1:</text:span><text:s/>El sistema debe permitir a los<text:s/><text:span text:style-name="StrongEmphasis">Proveedores</text:span><text:s/>publicar nuevos servicios.</text:p>
        </text:list-item>
        <text:list-item>
          <text:p text:style-name="P124"><text:span text:style-name="StrongEmphasis">RF5.2:</text:span><text:s/>El formulario de publicación de servicio debe solicitar: título, descripción detallada, categoría (selección de una lista predefinida), ubicación (texto libre y/o integración con Google Maps), precio (con tipo de precio: por hora, por servicio, etc.), disponibilidad (ej. días y horas), y la posibilidad de subir imágenes del servicio.</text:p>
        </text:list-item>
        <text:list-item>
          <text:p text:style-name="P125"><text:span text:style-name="StrongEmphasis">RF5.3:</text:span><text:s/>El sistema debe validar la completitud de los campos obligatorios.</text:p>
        </text:list-item>
        <text:list-item>
          <text:p text:style-name="P126"><text:span text:style-name="StrongEmphasis">RF5.4:</text:span><text:s/>El sistema debe permitir a los<text:s/><text:span text:style-name="StrongEmphasis">Proveedores</text:span><text:s/>editar y eliminar sus servicios publicados.</text:p>
        </text:list-item>
        <text:list-item>
          <text:p text:style-name="P127"><text:span text:style-name="StrongEmphasis">RF5.5:</text:span><text:s/>El sistema debe mostrar el estado de un servicio (ej. "Activo", "Pendiente de revisión por Admin", "Inactivo").</text:p>
        </text:list-item>
      </text:list>
      <text:h text:style-name="Título5" text:outline-level="5">RF6.0 Búsqueda y Filtrado de Servicios (Cliente y Anónimo)</text:h>
      <text:list text:style-name="LFO13" text:continue-numbering="true">
        <text:list-item>
          <text:p text:style-name="P128"><text:span text:style-name="StrongEmphasis">RF6.1:</text:span><text:s/>El sistema debe permitir a los usuarios buscar servicios por palabra clave en el título y descripción.</text:p>
        </text:list-item>
        <text:list-item>
          <text:p text:style-name="P129"><text:span text:style-name="StrongEmphasis">RF6.2:</text:span><text:s/>El sistema debe permitir a los usuarios filtrar servicios por categoría.</text:p>
        </text:list-item>
        <text:list-item>
          <text:p text:style-name="P130"><text:span text:style-name="StrongEmphasis">RF6.3:</text:span><text:s/>El sistema debe permitir a los usuarios filtrar servicios por ubicación.</text:p>
        </text:list-item>
        <text:list-item>
          <text:p text:style-name="P131"><text:span text:style-name="StrongEmphasis">RF6.4:</text:span><text:s/>El sistema debe permitir a los usuarios filtrar servicios por rango de precios.</text:p>
        </text:list-item>
        <text:list-item>
          <text:p text:style-name="P132"><text:span text:style-name="StrongEmphasis">RF6.5:</text:span><text:s/>El sistema debe permitir a los usuarios ordenar los resultados de búsqueda por relevancia, precio (ascendente/descendente), y calificación promedio.</text:p>
        </text:list-item>
        <text:list-item>
          <text:p text:style-name="P133"><text:span text:style-name="StrongEmphasis">RF6.6:</text:span><text:s/>El sistema debe mostrar los resultados de la búsqueda de manera clara y paginada.</text:p>
        </text:list-item>
      </text:list>
      <text:h text:style-name="Título5" text:outline-level="5">RF7.0 Visualización de Detalles de Servicio</text:h>
      <text:list text:style-name="LFO14" text:continue-numbering="true">
        <text:list-item>
          <text:p text:style-name="P134"><text:span text:style-name="StrongEmphasis">RF7.1:</text:span><text:s/>El sistema debe permitir a los usuarios visualizar los detalles completos de un servicio seleccionado.</text:p>
        </text:list-item>
        <text:list-item>
          <text:p text:style-name="P135"><text:span text:style-name="StrongEmphasis">RF7.2:</text:span><text:s/>La página de detalles del servicio debe mostrar: título, descripción, categoría, ubicación, precio, imágenes, nombre del proveedor, calificación promedio del servicio, y reseñas.</text:p>
        </text:list-item>
        <text:list-item>
          <text:p text:style-name="P136"><text:span text:style-name="StrongEmphasis">RF7.3:</text:span><text:s/>La página de detalles del servicio debe incluir un botón o enlace para "Contactar al Proveedor" o "Reservar Servicio".</text:p>
        </text:list-item>
      </text:list>
      <text:h text:style-name="Título4" text:outline-level="4">3.3 Módulo de Comunicación</text:h>
      <text:h text:style-name="Título5" text:outline-level="5">RF8.0 Sistema de Mensajería Interna</text:h>
      <text:list text:style-name="LFO15" text:continue-numbering="true">
        <text:list-item>
          <text:p text:style-name="P137"><text:span text:style-name="StrongEmphasis">RF8.1:</text:span><text:s/>El sistema debe permitir a<text:s/><text:span text:style-name="StrongEmphasis">Clientes</text:span><text:s/>y<text:s/><text:span text:style-name="StrongEmphasis">Proveedores</text:span><text:s/>iniciar una conversación directa.</text:p>
        </text:list-item>
        <text:list-item>
          <text:p text:style-name="P138"><text:span text:style-name="StrongEmphasis">RF8.2:</text:span><text:s/>El sistema debe permitir el envío y recepción de mensajes de texto.</text:p>
        </text:list-item>
        <text:list-item>
          <text:p text:style-name="P139"><text:span text:style-name="StrongEmphasis">RF8.3:</text:span><text:s/>El sistema debe almacenar el historial de conversaciones entre usuarios.</text:p>
        </text:list-item>
        <text:list-item>
          <text:p text:style-name="P140"><text:span text:style-name="StrongEmphasis">RF8.4:</text:span><text:s/>El sistema debe mostrar un listado de conversaciones activas para cada usuario.</text:p>
        </text:list-item>
        <text:list-item>
          <text:p text:style-name="P141"><text:span text:style-name="T142">RF8.5:</text:span><text:span text:style-name="T143"><text:s/>El sistema debe indicar los mensajes no leídos.</text:span></text:p>
        </text:list-item>
      </text:list>
      <text:h text:style-name="P144" text:outline-level="5">RF9.0 Notificaciones</text:h>
      <text:list text:style-name="LFO16" text:continue-numbering="true">
        <text:list-item>
          <text:p text:style-name="P145"><text:span text:style-name="T146">RF9.1:</text:span><text:span text:style-name="T147"><text:s/>El sistema debe generar notificaciones para mensajes nuevos.</text:span></text:p>
        </text:list-item>
        <text:list-item>
          <text:p text:style-name="P148"><text:span text:style-name="T149">RF9.2:</text:span><text:span text:style-name="T150"><text:s/>El sistema debe generar notificaciones para nuevas solicitudes de reserva.</text:span></text:p>
        </text:list-item>
        <text:list-item>
          <text:p text:style-name="P151"><text:span text:style-name="T152">RF9.3:</text:span><text:span text:style-name="T153"><text:s/>El sistema debe generar notificaciones para confirmaciones/cancelaciones de reserva.</text:span></text:p>
        </text:list-item>
        <text:list-item>
          <text:p text:style-name="P154"><text:span text:style-name="StrongEmphasis">RF9.4:</text:span><text:s/>Las notificaciones deben ser visibles en la interfaz de usuario (ej. un ícono de campana con un contador).</text:p>
        </text:list-item>
      </text:list>
      <text:h text:style-name="Título4" text:outline-level="4">3.4 Módulo de Valoración y Reseñas</text:h>
      <text:h text:style-name="Título5" text:outline-level="5">RF10.0 Calificación de Servicios</text:h>
      <text:list text:style-name="LFO17" text:continue-numbering="true">
        <text:list-item>
          <text:p text:style-name="P155"><text:span text:style-name="StrongEmphasis">RF10.1:</text:span><text:s/>El sistema debe permitir a los<text:s/><text:span text:style-name="StrongEmphasis">Clientes</text:span><text:s/>calificar los servicios contratados en una escala de 1 a 5 estrellas.</text:p>
        </text:list-item>
        <text:list-item>
          <text:p text:style-name="P156"><text:span text:style-name="StrongEmphasis">RF10.2:</text:span><text:s/>La calificación solo debe ser posible después de que el servicio haya sido completado.</text:p>
        </text:list-item>
      </text:list>
      <text:h text:style-name="Título5" text:outline-level="5">RF11.0 Reseñas de Servicios</text:h>
      <text:list text:style-name="LFO18" text:continue-numbering="true">
        <text:list-item>
          <text:p text:style-name="P157"><text:span text:style-name="StrongEmphasis">RF11.1:</text:span><text:s/>El sistema debe permitir a los<text:s/><text:span text:style-name="StrongEmphasis">Clientes</text:span><text:s/>escribir una reseña textual sobre el servicio contratado.</text:p>
        </text:list-item>
        <text:list-item>
          <text:p text:style-name="P158"><text:span text:style-name="StrongEmphasis">RF11.2:</text:span><text:s/>Las reseñas deben estar asociadas a una calificación.</text:p>
        </text:list-item>
        <text:list-item>
          <text:p text:style-name="P159"><text:span text:style-name="StrongEmphasis">RF11.3:</text:span><text:s/>Las reseñas deben ser visibles en la página de detalles del servicio.</text:p>
        </text:list-item>
        <text:list-item>
          <text:p text:style-name="P160"><text:span text:style-name="StrongEmphasis">RF11.4:</text:span><text:s/>El sistema debe permitir al<text:s/><text:span text:style-name="StrongEmphasis">Administrador</text:span><text:s/>moderar (aprobar/rechazar) las reseñas.</text:p>
        </text:list-item>
      </text:list>
      <text:h text:style-name="Título4" text:outline-level="4">3.5 Módulo de Administración</text:h>
      <text:h text:style-name="Título5" text:outline-level="5">RF12.0 Panel de Administración</text:h>
      <text:list text:style-name="LFO19" text:continue-numbering="true">
        <text:list-item>
          <text:p text:style-name="P161"><text:span text:style-name="StrongEmphasis">RF12.1:</text:span><text:s/>El sistema debe proporcionar un panel de administración accesible solo para usuarios con rol de "Administrador".</text:p>
        </text:list-item>
        <text:list-item>
          <text:p text:style-name="P162"><text:span text:style-name="StrongEmphasis">RF12.2:</text:span><text:s/>El panel debe permitir la gestión de usuarios (CRUD).</text:p>
        </text:list-item>
        <text:list-item>
          <text:p text:style-name="P163"><text:span text:style-name="StrongEmphasis">RF12.3:</text:span><text:s/>El panel debe permitir la gestión de servicios (CRUD, aprobación/rechazo de publicaciones).</text:p>
        </text:list-item>
        <text:list-item>
          <text:p text:style-name="P164"><text:span text:style-name="StrongEmphasis">RF12.4:</text:span><text:s/>El panel debe permitir la gestión de categorías de servicios (CRUD).</text:p>
        </text:list-item>
        <text:list-item>
          <text:p text:style-name="P165"><text:span text:style-name="StrongEmphasis">RF12.5:</text:span><text:s/>El panel debe permitir la moderación de calificaciones y reseñas.</text:p>
        </text:list-item>
        <text:list-item>
          <text:p text:style-name="P166"><text:span text:style-name="StrongEmphasis">RF12.6:</text:span><text:s/>El panel debe permitir la visualización de un resumen de actividad del sistema.</text:p>
        </text:list-item>
      </text:list>
      <text:h text:style-name="Título4" text:outline-level="4">3.6 Módulo de Reservas y Calendario</text:h>
      <text:h text:style-name="Título5" text:outline-level="5">RF13.0 Reserva de Servicios</text:h>
      <text:list text:style-name="LFO20" text:continue-numbering="true">
        <text:list-item>
          <text:p text:style-name="P167"><text:span text:style-name="T168">RF13.1:</text:span><text:span text:style-name="T169"><text:s/>El sistema debe permitir a los<text:s/></text:span><text:span text:style-name="T170">Clientes</text:span><text:span text:style-name="T171"><text:s/>solicitar la reserva de un servicio, esta solicitud podrá ser realizada a varios proveedores pero una vez que un proveedor acepte dicha solicitud, todas las demas realizadas dentro de la misma categoría quedaran sin efecto.</text:span></text:p>
        </text:list-item>
        <text:list-item>
          <text:p text:style-name="P172"><text:span text:style-name="T173">RF13.2:</text:span><text:span text:style-name="T174"><text:s/>La solicitud de reserva debe incluir fecha, hora y posibles comentarios adicionales.</text:span></text:p>
        </text:list-item>
        <text:list-item>
          <text:p text:style-name="P175"><text:span text:style-name="T176">RF13.3:</text:span><text:span text:style-name="T177"><text:s/>El sistema debe enviar una notificación al<text:s/></text:span><text:span text:style-name="T178">Proveedor</text:span><text:span text:style-name="T179"><text:s/>sobre la nueva solicitud de reserva.</text:span></text:p>
        </text:list-item>
        <text:list-item>
          <text:p text:style-name="P180"><text:span text:style-name="T181">RF13.4:<text:s/></text:span><text:span text:style-name="T182">El plazo para la cancelación de la contratación de un servicio es de mínimo 24hs previas a la cual fue agendado.</text:span></text:p>
        </text:list-item>
      </text:list>
      <text:h text:style-name="P183" text:outline-level="5">RF14.0 Gestión de Calendario (Proveedor)</text:h>
      <text:list text:style-name="LFO21" text:continue-numbering="true">
        <text:list-item>
          <text:p text:style-name="P184"><text:span text:style-name="StrongEmphasis">RF14.1:</text:span><text:s/>El sistema debe permitir a los<text:s/><text:span text:style-name="T185">Proveedores</text:span><text:s/>configurar su disponibilidad en un calendario.</text:p>
        </text:list-item>
        <text:list-item>
          <text:p text:style-name="P186"><text:span text:style-name="StrongEmphasis">RF14.2:</text:span><text:s/>El calendario debe mostrar los bloques de tiempo disponibles y ocupados.</text:p>
        </text:list-item>
        <text:list-item>
          <text:p text:style-name="P187"><text:span text:style-name="StrongEmphasis">RF14.3:</text:span><text:s/>El sistema debe permitir a los<text:s/><text:span text:style-name="T188">Proveedores</text:span><text:s/>aceptar o rechazar solicitudes de reserva.</text:p>
        </text:list-item>
        <text:list-item>
          <text:p text:style-name="P189"><text:span text:style-name="StrongEmphasis">RF14.4:</text:span><text:s/>El sistema debe actualizar automáticamente el calendario del proveedor al aceptar una reserva.</text:p>
        </text:list-item>
        <text:list-item>
          <text:p text:style-name="P190"><text:span text:style-name="T191">RF14.5:<text:s/></text:span><text:span text:style-name="T192">El plazo para la cancelación de la contratación de un servicio es de mínimo 24hs previas a la cual fue agendado.</text:span></text:p>
        </text:list-item>
      </text:list>
      <text:h text:style-name="P193" text:outline-level="5">RF15.0 Recordatorios</text:h>
      <text:list text:style-name="LFO22" text:continue-numbering="true">
        <text:list-item>
          <text:p text:style-name="P194"><text:span text:style-name="T195">RF15.1:</text:span><text:span text:style-name="T196"><text:s/>El sistema debe enviar recordatorios de citas a<text:s/></text:span><text:span text:style-name="T197">Clientes</text:span><text:span text:style-name="T198"><text:s/>y<text:s/></text:span><text:span text:style-name="T199">Proveedores</text:span><text:span text:style-name="T200"><text:s/>antes de la fecha y hora de la reserva <text:s/>será de36 horas antes de la hora inicial del servicio.</text:span></text:p>
        </text:list-item>
      </text:list>
      <text:h text:style-name="Título3" text:outline-level="3">4. Requerimientos No Funcionales</text:h>
      <text:h text:style-name="Título4" text:outline-level="4">4.1 Rendimiento</text:h>
      <text:list text:style-name="LFO23" text:continue-numbering="true">
        <text:list-item>
          <text:p text:style-name="P201"><text:span text:style-name="T202">RNF1.1:</text:span><text:span text:style-name="T203"><text:s/>El tiempo de carga de las páginas principales (inicio, búsqueda de servicios) no debe exceder los 3 segundos en condiciones de red normales.</text:span></text:p>
        </text:list-item>
        <text:list-item>
          <text:p text:style-name="P204"><text:span text:style-name="T205">RNF1.2:</text:span><text:span text:style-name="T206"><text:s/>Las consultas a la base de datos para la búsqueda y filtrado de servicios deben ejecutarse en menos de 1 segundo.</text:span></text:p>
        </text:list-item>
        <text:list-item>
          <text:p text:style-name="P207"><text:span text:style-name="T208">RNF1.3:</text:span><text:span text:style-name="T209"><text:s/>El sistema debe ser capaz de soportar al menos 500 usuarios concurrentes sin degradación significativa del rendimiento.</text:span></text:p>
        </text:list-item>
      </text:list>
      <text:h text:style-name="P210" text:outline-level="4">4.2 Seguridad</text:h>
      <text:list text:style-name="LFO24" text:continue-numbering="true">
        <text:list-item>
          <text:p text:style-name="P211"><text:span text:style-name="StrongEmphasis">RNF2.1:</text:span><text:s/>Todas las comunicaciones entre el cliente y el servidor deben ser cifradas (HTTPS).</text:p>
        </text:list-item>
        <text:list-item>
          <text:p text:style-name="P212"><text:span text:style-name="StrongEmphasis">RNF2.2:</text:span><text:s/>Las contraseñas de los usuarios deben ser almacenadas de forma segura (hashing y salting).</text:p>
        </text:list-item>
        <text:list-item>
          <text:p text:style-name="P213"><text:span text:style-name="StrongEmphasis">RNF2.3:</text:span><text:s/>El sistema debe ser resistente a inyecciones SQL y ataques XSS.</text:p>
        </text:list-item>
        <text:list-item>
          <text:p text:style-name="P214"><text:span text:style-name="StrongEmphasis">RNF2.4:</text:span><text:s/>Implementación de un sistema de roles para controlar el acceso a funcionalidades<text:s/><text:span text:style-name="T215">sensibles.</text:span></text:p>
        </text:list-item>
        <text:list-item>
          <text:p text:style-name="P216"><text:span text:style-name="T217">RNF2.5:</text:span><text:span text:style-name="T218"><text:s/>Mecanismos de protección contra ataques de fuerza bruta en el inicio de sesión, limitando el intento de login hasta un maximo de 4 intentos para posteriormente <text:s/>bloquear <text:s/>el acceso a esa cuenta hasta que se valide mediante correo electrónico generando notificacón al correo del usuario.</text:span></text:p>
        </text:list-item>
      </text:list>
      <text:h text:style-name="Título4" text:outline-level="4">4.3 Usabilidad</text:h>
      <text:list text:style-name="LFO25" text:continue-numbering="true">
        <text:list-item>
          <text:p text:style-name="P219"><text:span text:style-name="StrongEmphasis">RNF3.1:</text:span><text:s/>La interfaz de usuario debe contar con una fuente facilmente legible, con un diseño simple y atractivo permitiendo una interacción facil y precisa, con elementos y menús distinguibles, de fácil acceso, para que el usuario logre rápidamente un uso ágil de la plataforma.</text:p>
        </text:list-item>
        <text:list-item>
          <text:p text:style-name="P220"><text:span text:style-name="StrongEmphasis">RNF3.2:</text:span><text:s/>Los formularios deben ser claros, con validaciones en tiempo real y mensajes de error descriptivos.</text:p>
        </text:list-item>
        <text:list-item>
          <text:p text:style-name="P221"><text:span text:style-name="StrongEmphasis">RNF3.3:</text:span><text:s/>El diseño de la plataforma debe ser responsivo, adaptándose a diferentes tamaños de pantalla (escritorio, tablet, móvil).</text:p>
        </text:list-item>
        <text:list-item>
          <text:p text:style-name="P222"><text:span text:style-name="StrongEmphasis">RNF3.4:</text:span><text:s/>Proporcionar ayuda contextual o FAQs para las funcionalidades clave.</text:p>
        </text:list-item>
      </text:list>
      <text:h text:style-name="Título4" text:outline-level="4">4.4 Fiabilidad</text:h>
      <text:list text:style-name="LFO26" text:continue-numbering="true">
        <text:list-item>
          <text:p text:style-name="P223"><text:span text:style-name="StrongEmphasis">RNF4.1:</text:span><text:s/>El sistema debe tener una disponibilidad del 99.5%.</text:p>
        </text:list-item>
        <text:list-item>
          <text:p text:style-name="P224"><text:span text:style-name="StrongEmphasis">RNF4.2:</text:span><text:s/>El sistema debe implementar mecanismos de registro de errores para facilitar la depuración.</text:p>
        </text:list-item>
        <text:list-item>
          <text:p text:style-name="P225"><text:span text:style-name="StrongEmphasis">RNF4.3:</text:span><text:s/>Se deben realizar copias de seguridad periódicas de la base de datos.</text:p>
        </text:list-item>
      </text:list>
      <text:h text:style-name="Título4" text:outline-level="4">4.5 Escalabilidad</text:h>
      <text:list text:style-name="LFO27" text:continue-numbering="true">
        <text:list-item>
          <text:p text:style-name="P226"><text:span text:style-name="StrongEmphasis">RNF5.1:</text:span><text:s/>El diseño de la base de datos debe permitir el crecimiento futuro del número de usuarios y servicios sin requerir cambios estructurales significativos.</text:p>
        </text:list-item>
        <text:list-item>
          <text:p text:style-name="P227"><text:span text:style-name="StrongEmphasis">RNF5.2:</text:span><text:s/>La arquitectura del sistema debe permitir la adición de nuevos módulos y funcionalidades de manera sencilla.</text:p>
        </text:list-item>
      </text:list>
      <text:h text:style-name="Título4" text:outline-level="4">4.6 Mantenibilidad</text:h>
      <text:list text:style-name="LFO28" text:continue-numbering="true">
        <text:list-item>
          <text:p text:style-name="P228"><text:span text:style-name="StrongEmphasis">RNF6.1:</text:span><text:s/>El código fuente debe estar bien documentado<text:s/>y seguir<text:s/><text:span text:style-name="T229">el estándar<text:s/></text:span><text:span text:style-name="T230">ISO/IEC 25010</text:span>.</text:p>
        </text:list-item>
        <text:list-item>
          <text:p text:style-name="P231"><text:span text:style-name="StrongEmphasis">RNF6.2:</text:span><text:s/>La arquitectura del sistema debe ser modular, facilitando la identificación y corrección de errores.</text:p>
        </text:list-item>
      </text:list>
      <text:h text:style-name="Título3" text:outline-level="3">5. Modelado del Sistema</text:h>
      <text:p text:style-name="Textbody">Se utilizarán diagramas UML para representar las necesidades y expectativas de los usuarios.</text:p>
      <text:soft-page-break/>
      <text:h text:style-name="Título4" text:outline-level="4">5.1 Diagramas de Casos de Uso</text:h>
      <text:p text:style-name="Textbody">Los diagramas de casos de uso ilustran las funcionalidades del sistema desde la perspectiva del usuario.</text:p>
      <text:h text:style-name="Título5" text:outline-level="5">5.1.1 Caso de Uso General del Sistema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A[Usuario Anónimo] --&gt; B(Registrarse)</text:span></text:p>
      <text:p text:style-name="PreformattedText"><text:span text:style-name="SourceText"><text:s text:c="4"/>A --&gt; C(Buscar Servicio)</text:span></text:p>
      <text:p text:style-name="PreformattedText"><text:span text:style-name="SourceText"><text:s text:c="4"/>A --&gt; D(Ver Detalle Servicio)</text:span></text:p>
      <text:p text:style-name="PreformattedText"><text:span text:style-name="SourceText"><text:s text:c="4"/>B --&gt; E(Iniciar Sesión)</text:span></text:p>
      <text:p text:style-name="PreformattedText"><text:span text:style-name="SourceText"><text:s text:c="4"/>E --&gt; F[Cliente]</text:span></text:p>
      <text:p text:style-name="PreformattedText"><text:span text:style-name="SourceText"><text:s text:c="4"/>E --&gt; G[Proveedor]</text:span></text:p>
      <text:p text:style-name="PreformattedText"><text:span text:style-name="SourceText"><text:s text:c="4"/>E --&gt; H[Administrador]</text:span></text:p>
      <text:p text:style-name="PreformattedText"><text:span text:style-name="SourceText"><text:s text:c="4"/>F --&gt; I(Gestionar Perfil)</text:span></text:p>
      <text:p text:style-name="PreformattedText"><text:span text:style-name="SourceText"><text:s text:c="4"/>F --&gt; C</text:span></text:p>
      <text:p text:style-name="PreformattedText"><text:span text:style-name="SourceText"><text:s text:c="4"/>F --&gt; J(Contactar Proveedor)</text:span></text:p>
      <text:p text:style-name="PreformattedText"><text:span text:style-name="SourceText"><text:s text:c="4"/>F --&gt; K(Reservar Servicio)</text:span></text:p>
      <text:p text:style-name="PreformattedText"><text:span text:style-name="SourceText"><text:s text:c="4"/>F --&gt; L(Calificar Servicio)</text:span></text:p>
      <text:p text:style-name="PreformattedText"><text:span text:style-name="SourceText"><text:s text:c="4"/>F --&gt; M(Escribir Reseña)</text:span></text:p>
      <text:p text:style-name="PreformattedText"><text:span text:style-name="SourceText"><text:s text:c="4"/>F --&gt; N(Ver Historial Reservas)</text:span></text:p>
      <text:p text:style-name="PreformattedText"><text:span text:style-name="SourceText"><text:s text:c="4"/>F --&gt; O(Ver Mensajes)</text:span></text:p>
      <text:p text:style-name="PreformattedText"><text:span text:style-name="SourceText"><text:s text:c="4"/>G --&gt; I</text:span></text:p>
      <text:p text:style-name="PreformattedText"><text:span text:style-name="SourceText"><text:s text:c="4"/>G --&gt; P(Publicar Servicio)</text:span></text:p>
      <text:p text:style-name="PreformattedText"><text:span text:style-name="SourceText"><text:s text:c="4"/>G --&gt; Q(Editar Servicio)</text:span></text:p>
      <text:p text:style-name="PreformattedText"><text:span text:style-name="SourceText"><text:s text:c="4"/>G --&gt; R(Eliminar Servicio)</text:span></text:p>
      <text:p text:style-name="PreformattedText"><text:span text:style-name="SourceText"><text:s text:c="4"/>G --&gt; J</text:span></text:p>
      <text:p text:style-name="PreformattedText"><text:span text:style-name="SourceText"><text:s text:c="4"/>G --&gt; S(Gestionar Calendario)</text:span></text:p>
      <text:p text:style-name="PreformattedText"><text:span text:style-name="SourceText"><text:s text:c="4"/>G --&gt; T(Gestionar Reservas)</text:span></text:p>
      <text:p text:style-name="PreformattedText"><text:span text:style-name="SourceText"><text:s text:c="4"/>G --&gt; O</text:span></text:p>
      <text:p text:style-name="PreformattedText"><text:span text:style-name="SourceText"><text:s text:c="4"/>H --&gt; U(Gestionar Usuarios)</text:span></text:p>
      <text:p text:style-name="PreformattedText"><text:span text:style-name="SourceText"><text:s text:c="4"/>H --&gt; V(Gestionar Servicios)</text:span></text:p>
      <text:p text:style-name="PreformattedText"><text:span text:style-name="SourceText"><text:s text:c="4"/>H --&gt; W(Gestionar Categorías)</text:span></text:p>
      <text:p text:style-name="PreformattedText"><text:span text:style-name="SourceText"><text:s text:c="4"/>H --&gt; X(Moderar Reseñas)</text:span></text:p>
      <text:p text:style-name="PreformattedText"><text:span text:style-name="SourceText"><text:s text:c="4"/>H --&gt; Y(Ver Estadísticas)</text:span></text:p>
      <text:p text:style-name="P232"/>
      <text:p text:style-name="Textbody"><text:span text:style-name="StrongEmphasis">Descripción:</text:span></text:p>
      <text:list text:style-name="LFO29" text:continue-numbering="true">
        <text:list-item>
          <text:p text:style-name="P233"><text:span text:style-name="StrongEmphasis">Usuario Anónimo:</text:span><text:s/>Puede registrarse, buscar servicios y ver detalles de servicios.</text:p>
        </text:list-item>
        <text:list-item>
          <text:p text:style-name="P234"><text:span text:style-name="StrongEmphasis">Cliente:</text:span><text:s/>Hereda las capacidades del Usuario Anónimo y puede gestionar su perfil, contactar proveedores, reservar servicios, calificar y reseñar, y gestionar sus reservas y mensajes.</text:p>
        </text:list-item>
        <text:list-item>
          <text:p text:style-name="P235"><text:span text:style-name="StrongEmphasis">Proveedor:</text:span><text:s/>Hereda las capacidades del Usuario Anónimo y puede gestionar su perfil, publicar, editar y eliminar servicios, gestionar su calendario y reservas, y gestionar mensajes.</text:p>
        </text:list-item>
        <text:list-item>
          <text:p text:style-name="P236"><text:span text:style-name="StrongEmphasis">Administrador:</text:span><text:s/>Tiene control total sobre el sistema, gestionando usuarios, servicios, categorías y moderando contenido.</text:p>
        </text:list-item>
      </text:list>
      <text:h text:style-name="Título5" text:outline-level="5">5.1.2 Caso de Uso: Gestión de Usuarios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subgraph Gestión de Usuarios</text:span></text:p>
      <text:p text:style-name="PreformattedText"><text:span text:style-name="SourceText"><text:s text:c="8"/>A[Usuario Anónimo] --&gt; UC1(Registrarse)</text:span></text:p>
      <text:p text:style-name="PreformattedText"><text:span text:style-name="SourceText"><text:s text:c="8"/>A --&gt; UC2(Iniciar Sesión)</text:span></text:p>
      <text:soft-page-break/>
      <text:p text:style-name="PreformattedText"><text:span text:style-name="SourceText"><text:s text:c="8"/>UC1 -- include --&gt; UC3(Validar Datos)</text:span></text:p>
      <text:p text:style-name="PreformattedText"><text:span text:style-name="SourceText"><text:s text:c="8"/>UC2 -- include --&gt; UC3</text:span></text:p>
      <text:p text:style-name="PreformattedText"><text:span text:style-name="SourceText"><text:s text:c="8"/>B[Cliente] --&gt; UC4(Gestionar Perfil)</text:span></text:p>
      <text:p text:style-name="PreformattedText"><text:span text:style-name="SourceText"><text:s text:c="8"/>C[Proveedor] --&gt; UC4</text:span></text:p>
      <text:p text:style-name="PreformattedText"><text:span text:style-name="SourceText"><text:s text:c="8"/>D[Administrador] --&gt; UC5(Administrar Usuarios)</text:span></text:p>
      <text:p text:style-name="PreformattedText"><text:span text:style-name="SourceText"><text:s text:c="8"/>UC5 -- include --&gt; UC6(Cambiar Rol)</text:span></text:p>
      <text:p text:style-name="PreformattedText"><text:span text:style-name="SourceText"><text:s text:c="8"/>UC5 -- include --&gt; UC7(Bloquear/Desbloquear Usuario)</text:span></text:p>
      <text:p text:style-name="P237"><text:span text:style-name="SourceText"><text:s text:c="4"/>end</text:span></text:p>
      <text:p text:style-name="Textbody"><text:span text:style-name="StrongEmphasis">Descripción:</text:span></text:p>
      <text:list text:style-name="LFO30" text:continue-numbering="true">
        <text:list-item>
          <text:p text:style-name="P238"><text:span text:style-name="StrongEmphasis">Registrarse:</text:span><text:s/>Permite a usuarios anónimos crear una cuenta.</text:p>
        </text:list-item>
        <text:list-item>
          <text:p text:style-name="P239"><text:span text:style-name="StrongEmphasis">Iniciar Sesión:</text:span><text:s/>Permite a usuarios registrados acceder al sistema.</text:p>
        </text:list-item>
        <text:list-item>
          <text:p text:style-name="P240"><text:span text:style-name="StrongEmphasis">Gestionar Perfil:</text:span><text:s/>Permite a clientes y proveedores actualizar su información personal.</text:p>
        </text:list-item>
        <text:list-item>
          <text:p text:style-name="P241"><text:span text:style-name="StrongEmphasis">Administrar Usuarios:</text:span><text:s/>Funcionalidad exclusiva del administrador para gestionar todas las cuentas.</text:p>
        </text:list-item>
      </text:list>
      <text:h text:style-name="Título5" text:outline-level="5">5.1.3 Caso de Uso: Gestión de Servicios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subgraph Gestión de Servicios</text:span></text:p>
      <text:p text:style-name="PreformattedText"><text:span text:style-name="SourceText"><text:s text:c="8"/>A[Proveedor] --&gt; UC1(Publicar Servicio)</text:span></text:p>
      <text:p text:style-name="PreformattedText"><text:span text:style-name="SourceText"><text:s text:c="8"/>A --&gt; UC2(Editar Servicio)</text:span></text:p>
      <text:p text:style-name="PreformattedText"><text:span text:style-name="SourceText"><text:s text:c="8"/>A --&gt; UC3(Eliminar Servicio)</text:span></text:p>
      <text:p text:style-name="PreformattedText"><text:span text:style-name="SourceText"><text:s text:c="8"/>B[Cliente] --&gt; UC4(Buscar Servicio)</text:span></text:p>
      <text:p text:style-name="PreformattedText"><text:span text:style-name="SourceText"><text:s text:c="8"/>B --&gt; UC5(Filtrar Servicio)</text:span></text:p>
      <text:p text:style-name="PreformattedText"><text:span text:style-name="SourceText"><text:s text:c="8"/>B --&gt; UC6(Visualizar Detalle Servicio)</text:span></text:p>
      <text:p text:style-name="PreformattedText"><text:span text:style-name="SourceText"><text:s text:c="8"/>C[Administrador] --&gt; UC7(Administrar Servicios)</text:span></text:p>
      <text:p text:style-name="PreformattedText"><text:span text:style-name="SourceText"><text:s text:c="8"/>C --&gt; UC8(Gestionar Categorías)</text:span></text:p>
      <text:p text:style-name="P242"><text:span text:style-name="SourceText"><text:s text:c="4"/>end</text:span></text:p>
      <text:p text:style-name="Textbody"><text:span text:style-name="StrongEmphasis">Descripción:</text:span></text:p>
      <text:list text:style-name="LFO31" text:continue-numbering="true">
        <text:list-item>
          <text:p text:style-name="P243"><text:span text:style-name="StrongEmphasis">Publicar/Editar/Eliminar Servicio:</text:span><text:s/>Funcionalidades para que los proveedores gestionen sus ofertas.</text:p>
        </text:list-item>
        <text:list-item>
          <text:p text:style-name="P244"><text:span text:style-name="StrongEmphasis">Buscar/Filtrar/Visualizar Detalle Servicio:</text:span><text:s/>Funcionalidades para que los clientes encuentren y exploren servicios.</text:p>
        </text:list-item>
        <text:list-item>
          <text:p text:style-name="P245"><text:span text:style-name="StrongEmphasis">Administrar Servicios/Categorías:</text:span><text:s/>Funcionalidades para que el administrador mantenga el catálogo de servicios.</text:p>
        </text:list-item>
      </text:list>
      <text:h text:style-name="Título4" text:outline-level="4">5.2 Diagrama de Clases (Conceptual)</text:h>
      <text:p text:style-name="Textbody">Este diagrama representa las entidades principales del sistema y sus relaciones.</text:p>
      <text:p text:style-name="Textbody">Fragmento de código</text:p>
      <text:p text:style-name="PreformattedText"><text:span text:style-name="SourceText">classDiagram</text:span></text:p>
      <text:p text:style-name="PreformattedText"><text:span text:style-name="SourceText"><text:s text:c="4"/>class Usuario {</text:span></text:p>
      <text:p text:style-name="PreformattedText"><text:span text:style-name="SourceText"><text:s text:c="8"/>+id: INT</text:span></text:p>
      <text:p text:style-name="PreformattedText"><text:span text:style-name="SourceText"><text:s text:c="8"/>+nombre: VARCHAR</text:span></text:p>
      <text:p text:style-name="PreformattedText"><text:span text:style-name="SourceText"><text:s text:c="8"/>+email: VARCHAR</text:span></text:p>
      <text:p text:style-name="PreformattedText"><text:span text:style-name="SourceText"><text:s text:c="8"/>+contrasena: VARCHAR</text:span></text:p>
      <text:p text:style-name="PreformattedText"><text:span text:style-name="SourceText"><text:s text:c="8"/>+rol: ENUM (Cliente, Proveedor, Administrador)</text:span></text:p>
      <text:p text:style-name="PreformattedText"><text:span text:style-name="SourceText"><text:s text:c="8"/>+telefono: VARCHAR</text:span></text:p>
      <text:p text:style-name="PreformattedText"><text:span text:style-name="SourceText"><text:s text:c="8"/>+direccion: VARCHAR</text:span></text:p>
      <text:p text:style-name="PreformattedText"><text:span text:style-name="SourceText"><text:s text:c="8"/>+foto_perfil: VARCHAR</text:span></text:p>
      <text:soft-page-break/>
      <text:p text:style-name="PreformattedText"><text:span text:style-name="SourceText"><text:s text:c="8"/>+fecha_registro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liente {</text:span></text:p>
      <text:p text:style-name="PreformattedText"><text:span text:style-name="SourceText"><text:s text:c="8"/>+id_cliente: INT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Proveedor {</text:span></text:p>
      <text:p text:style-name="PreformattedText"><text:span text:style-name="SourceText"><text:s text:c="8"/>+id_proveedor: INT</text:span></text:p>
      <text:p text:style-name="PreformattedText"><text:span text:style-name="SourceText"><text:s text:c="8"/>+descripcion_servicio: TEXT</text:span></text:p>
      <text:p text:style-name="PreformattedText"><text:span text:style-name="SourceText"><text:s text:c="8"/>+habilidades: TEXT</text:span></text:p>
      <text:p text:style-name="PreformattedText"><text:span text:style-name="SourceText"><text:s text:c="8"/>+portafolio_url: VARCHAR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Servicio {</text:span></text:p>
      <text:p text:style-name="PreformattedText"><text:span text:style-name="SourceText"><text:s text:c="8"/>+id: INT</text:span></text:p>
      <text:p text:style-name="PreformattedText"><text:span text:style-name="SourceText"><text:s text:c="8"/>+id_proveedor: INT</text:span></text:p>
      <text:p text:style-name="PreformattedText"><text:span text:style-name="SourceText"><text:s text:c="8"/>+id_categoria: INT</text:span></text:p>
      <text:p text:style-name="PreformattedText"><text:span text:style-name="SourceText"><text:s text:c="8"/>+titulo: VARCHAR</text:span></text:p>
      <text:p text:style-name="PreformattedText"><text:span text:style-name="SourceText"><text:s text:c="8"/>+descripcion: TEXT</text:span></text:p>
      <text:p text:style-name="PreformattedText"><text:span text:style-name="SourceText"><text:s text:c="8"/>+ubicacion: VARCHAR</text:span></text:p>
      <text:p text:style-name="PreformattedText"><text:span text:style-name="SourceText"><text:s text:c="8"/>+precio: DECIMAL</text:span></text:p>
      <text:p text:style-name="PreformattedText"><text:span text:style-name="SourceText"><text:s text:c="8"/>+tipo_precio: ENUM (por_hora, por_servicio)</text:span></text:p>
      <text:p text:style-name="PreformattedText"><text:span text:style-name="SourceText"><text:s text:c="8"/>+disponibilidad: JSON/TEXT</text:span></text:p>
      <text:p text:style-name="PreformattedText"><text:span text:style-name="SourceText"><text:s text:c="8"/>+estado: ENUM (activo, inactivo, pendiente_revision)</text:span></text:p>
      <text:p text:style-name="PreformattedText"><text:span text:style-name="SourceText"><text:s text:c="8"/>+fecha_public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ategoria {</text:span></text:p>
      <text:p text:style-name="PreformattedText"><text:span text:style-name="SourceText"><text:s text:c="8"/>+id: INT</text:span></text:p>
      <text:p text:style-name="PreformattedText"><text:span text:style-name="SourceText"><text:s text:c="8"/>+nombre: VARCHAR</text:span></text:p>
      <text:p text:style-name="PreformattedText"><text:span text:style-name="SourceText"><text:s text:c="8"/>+descripcion: TEXT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Mensaje {</text:span></text:p>
      <text:p text:style-name="PreformattedText"><text:span text:style-name="SourceText"><text:s text:c="8"/>+id: INT</text:span></text:p>
      <text:p text:style-name="PreformattedText"><text:span text:style-name="SourceText"><text:s text:c="8"/>+id_remitente: INT</text:span></text:p>
      <text:p text:style-name="PreformattedText"><text:span text:style-name="SourceText"><text:s text:c="8"/>+id_destinatario: INT</text:span></text:p>
      <text:p text:style-name="PreformattedText"><text:span text:style-name="SourceText"><text:s text:c="8"/>+contenido: TEXT</text:span></text:p>
      <text:p text:style-name="PreformattedText"><text:span text:style-name="SourceText"><text:s text:c="8"/>+fecha_envio: DATETIME</text:span></text:p>
      <text:p text:style-name="PreformattedText"><text:span text:style-name="SourceText"><text:s text:c="8"/>+leido: BOOLEAN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onversacion {</text:span></text:p>
      <text:p text:style-name="PreformattedText"><text:span text:style-name="SourceText"><text:s text:c="8"/>+id: INT</text:span></text:p>
      <text:p text:style-name="PreformattedText"><text:span text:style-name="SourceText"><text:s text:c="8"/>+id_usuario1: INT</text:span></text:p>
      <text:p text:style-name="PreformattedText"><text:span text:style-name="SourceText"><text:s text:c="8"/>+id_usuario2: INT</text:span></text:p>
      <text:p text:style-name="PreformattedText"><text:span text:style-name="SourceText"><text:s text:c="8"/>+ultima_actualiz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alificacion {</text:span></text:p>
      <text:p text:style-name="PreformattedText"><text:span text:style-name="SourceText"><text:s text:c="8"/>+id: INT</text:span></text:p>
      <text:p text:style-name="PreformattedText"><text:span text:style-name="SourceText"><text:s text:c="8"/>+id_servicio: INT</text:span></text:p>
      <text:p text:style-name="PreformattedText"><text:span text:style-name="SourceText"><text:s text:c="8"/>+id_cliente: INT</text:span></text:p>
      <text:p text:style-name="PreformattedText"><text:span text:style-name="SourceText"><text:s text:c="8"/>+estrellas: INT (1-5)</text:span></text:p>
      <text:p text:style-name="PreformattedText"><text:span text:style-name="SourceText"><text:s text:c="8"/>+fecha_calific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Resena {</text:span></text:p>
      <text:soft-page-break/>
      <text:p text:style-name="PreformattedText"><text:span text:style-name="SourceText"><text:s text:c="8"/>+id: INT</text:span></text:p>
      <text:p text:style-name="PreformattedText"><text:span text:style-name="SourceText"><text:s text:c="8"/>+id_servicio: INT</text:span></text:p>
      <text:p text:style-name="PreformattedText"><text:span text:style-name="SourceText"><text:s text:c="8"/>+id_cliente: INT</text:span></text:p>
      <text:p text:style-name="PreformattedText"><text:span text:style-name="SourceText"><text:s text:c="8"/>+texto_resena: TEXT</text:span></text:p>
      <text:p text:style-name="PreformattedText"><text:span text:style-name="SourceText"><text:s text:c="8"/>+fecha_resena: DATETIME</text:span></text:p>
      <text:p text:style-name="PreformattedText"><text:span text:style-name="SourceText"><text:s text:c="8"/>+aprobada: BOOLEAN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Reserva {</text:span></text:p>
      <text:p text:style-name="PreformattedText"><text:span text:style-name="SourceText"><text:s text:c="8"/>+id: INT</text:span></text:p>
      <text:p text:style-name="PreformattedText"><text:span text:style-name="SourceText"><text:s text:c="8"/>+id_servicio: INT</text:span></text:p>
      <text:p text:style-name="PreformattedText"><text:span text:style-name="SourceText"><text:s text:c="8"/>+id_cliente: INT</text:span></text:p>
      <text:p text:style-name="PreformattedText"><text:span text:style-name="SourceText"><text:s text:c="8"/>+id_proveedor: INT</text:span></text:p>
      <text:p text:style-name="PreformattedText"><text:span text:style-name="SourceText"><text:s text:c="8"/>+fecha_hora_reserva: DATETIME</text:span></text:p>
      <text:p text:style-name="PreformattedText"><text:span text:style-name="SourceText"><text:s text:c="8"/>+comentarios_cliente: TEXT</text:span></text:p>
      <text:p text:style-name="PreformattedText"><text:span text:style-name="SourceText"><text:s text:c="8"/>+estado: ENUM (pendiente, confirmada, cancelada, completada)</text:span></text:p>
      <text:p text:style-name="PreformattedText"><text:span text:style-name="SourceText"><text:s text:c="8"/>+fecha_creacion: DATETIME</text:span></text:p>
      <text:p text:style-name="PreformattedText"><text:span text:style-name="SourceText"><text:s text:c="8"/>+fecha_actualiz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Usuario &lt;|-- Cliente</text:span></text:p>
      <text:p text:style-name="PreformattedText"><text:span text:style-name="SourceText"><text:s text:c="4"/>Usuario &lt;|-- Proveedor</text:span></text:p>
      <text:p text:style-name="PreformattedText"><text:span text:style-name="SourceText"><text:s text:c="4"/>Proveedor "1" -- "N" Servicio : publica</text:span></text:p>
      <text:p text:style-name="PreformattedText"><text:span text:style-name="SourceText"><text:s text:c="4"/>Servicio "1" -- "1" Categoria : pertenece_a</text:span></text:p>
      <text:p text:style-name="PreformattedText"><text:span text:style-name="SourceText"><text:s text:c="4"/>Usuario "1" -- "N" Mensaje : envia</text:span></text:p>
      <text:p text:style-name="PreformattedText"><text:span text:style-name="SourceText"><text:s text:c="4"/>Usuario "1" -- "N" Mensaje : recibe</text:span></text:p>
      <text:p text:style-name="PreformattedText"><text:span text:style-name="SourceText"><text:s text:c="4"/>Conversacion "1" -- "N" Mensaje : contiene</text:span></text:p>
      <text:p text:style-name="PreformattedText"><text:span text:style-name="SourceText"><text:s text:c="4"/>Cliente "1" -- "N" Calificacion : califica</text:span></text:p>
      <text:p text:style-name="PreformattedText"><text:span text:style-name="SourceText"><text:s text:c="4"/>Cliente "1" -- "N" Resena : escribe</text:span></text:p>
      <text:p text:style-name="PreformattedText"><text:span text:style-name="SourceText"><text:s text:c="4"/>Servicio "1" -- "N" Calificacion : es_calificado</text:span></text:p>
      <text:p text:style-name="PreformattedText"><text:span text:style-name="SourceText"><text:s text:c="4"/>Servicio "1" -- "N" Resena : es_reseñado</text:span></text:p>
      <text:p text:style-name="PreformattedText"><text:span text:style-name="SourceText"><text:s text:c="4"/>Cliente "1" -- "N" Reserva : realiza</text:span></text:p>
      <text:p text:style-name="PreformattedText"><text:span text:style-name="SourceText"><text:s text:c="4"/>Servicio "1" -- "N" Reserva : tiene</text:span></text:p>
      <text:p text:style-name="P246"><text:span text:style-name="SourceText"><text:s text:c="4"/>Proveedor "1" -- "N" Reserva : recibe</text:span></text:p>
      <text:p text:style-name="Textbody"><text:span text:style-name="StrongEmphasis">Descripción:</text:span></text:p>
      <text:list text:style-name="LFO32" text:continue-numbering="true">
        <text:list-item>
          <text:p text:style-name="P247"><text:span text:style-name="StrongEmphasis">Usuario:</text:span><text:s/>Clase base para los diferentes tipos de usuarios.</text:p>
        </text:list-item>
        <text:list-item>
          <text:p text:style-name="P248"><text:span text:style-name="StrongEmphasis">Cliente/Proveedor:</text:span><text:s/>Heredan de Usuario y tienen atributos específicos de su rol.</text:p>
        </text:list-item>
        <text:list-item>
          <text:p text:style-name="P249"><text:span text:style-name="StrongEmphasis">Servicio:</text:span><text:s/>Representa un servicio ofrecido por un Proveedor, asociado a una Categoría.</text:p>
        </text:list-item>
        <text:list-item>
          <text:p text:style-name="P250"><text:span text:style-name="StrongEmphasis">Categoria:</text:span><text:s/>Para clasificar los servicios.</text:p>
        </text:list-item>
        <text:list-item>
          <text:p text:style-name="P251"><text:span text:style-name="StrongEmphasis">Mensaje/Conversacion:</text:span><text:s/>Para el sistema de mensajería interna.</text:p>
        </text:list-item>
        <text:list-item>
          <text:p text:style-name="P252"><text:span text:style-name="StrongEmphasis">Calificacion/Resena:</text:span><text:s/>Para el sistema de valoración.</text:p>
        </text:list-item>
        <text:list-item>
          <text:p text:style-name="P253"><text:span text:style-name="StrongEmphasis">Reserva:</text:span><text:s/>Para la gestión de citas entre Cliente y Proveedor.</text:p>
        </text:list-item>
      </text:list>
      <text:h text:style-name="Título4" text:outline-level="4">5.3 Diagrama de Actividad (Ejemplo: Publicar Servicio)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A[Inicio] --&gt; B{Proveedor Inicia Sesión?};</text:span></text:p>
      <text:p text:style-name="PreformattedText"><text:span text:style-name="SourceText"><text:s text:c="4"/>B -- No --&gt; C[Redirigir a Login];</text:span></text:p>
      <text:p text:style-name="PreformattedText"><text:span text:style-name="SourceText"><text:s text:c="4"/>B -- Si --&gt; D[Acceder a "Mis Servicios"];</text:span></text:p>
      <text:p text:style-name="PreformattedText"><text:span text:style-name="SourceText"><text:s text:c="4"/>D --&gt; E[Clic en "Publicar Nuevo Servicio"];</text:span></text:p>
      <text:p text:style-name="PreformattedText"><text:span text:style-name="SourceText"><text:s text:c="4"/>E --&gt; F[Mostrar Formulario de Publicación];</text:span></text:p>
      <text:p text:style-name="PreformattedText"><text:span text:style-name="SourceText"><text:s text:c="4"/>F --&gt; G{Proveedor Completa Campos Obligatorios?};</text:span></text:p>
      <text:p text:style-name="PreformattedText"><text:span text:style-name="SourceText"><text:s text:c="4"/>G -- No --&gt; H[Mostrar Mensajes de Error];</text:span></text:p>
      <text:p text:style-name="PreformattedText"><text:span text:style-name="SourceText"><text:s text:c="4"/>H --&gt; F;</text:span></text:p>
      <text:soft-page-break/>
      <text:p text:style-name="PreformattedText"><text:span text:style-name="SourceText"><text:s text:c="4"/>G -- Si --&gt; I[Subir Imágenes (Opcional)];</text:span></text:p>
      <text:p text:style-name="PreformattedText"><text:span text:style-name="SourceText"><text:s text:c="4"/>I --&gt; J[Clic en "Publicar"];</text:span></text:p>
      <text:p text:style-name="PreformattedText"><text:span text:style-name="SourceText"><text:s text:c="4"/>J --&gt; K{Validar Datos del Formulario?};</text:span></text:p>
      <text:p text:style-name="PreformattedText"><text:span text:style-name="SourceText"><text:s text:c="4"/>K -- No --&gt; H;</text:span></text:p>
      <text:p text:style-name="PreformattedText"><text:span text:style-name="SourceText"><text:s text:c="4"/>K -- Si --&gt; L[Guardar Servicio en Base de Datos];</text:span></text:p>
      <text:p text:style-name="PreformattedText"><text:span text:style-name="SourceText"><text:s text:c="4"/>L --&gt; M[Asignar Estado "Pendiente de Revisión" (Opcional)];</text:span></text:p>
      <text:p text:style-name="PreformattedText"><text:span text:style-name="SourceText"><text:s text:c="4"/>M --&gt; N[Notificar Administrador (Opcional)];</text:span></text:p>
      <text:p text:style-name="PreformattedText"><text:span text:style-name="SourceText"><text:s text:c="4"/>N --&gt; O[Mostrar Mensaje de Éxito];</text:span></text:p>
      <text:p text:style-name="PreformattedText"><text:span text:style-name="SourceText"><text:s text:c="4"/>O --&gt; P[Redirigir a "Mis Servicios" o Detalle del Servicio];</text:span></text:p>
      <text:p text:style-name="P254"><text:span text:style-name="SourceText"><text:s text:c="4"/>P --&gt; Q[Fin];</text:span></text:p>
      <text:p text:style-name="Textbody"><text:span text:style-name="StrongEmphasis">Descripción:</text:span><text:s/>Este diagrama muestra el flujo de actividades que un proveedor realiza para publicar un nuevo servicio, incluyendo validaciones y notificaciones.</text:p>
      <text:h text:style-name="Título3" text:outline-level="3">6. Técnicas de Relevamiento de Requerimientos y Normativas de Formularios Estándar</text:h>
      <text:p text:style-name="Textbody">Para asegurar un análisis exhaustivo y preciso, se proponen las siguientes técnicas de relevamiento:</text:p>
      <text:h text:style-name="Título4" text:outline-level="4">6.1 Técnicas de Relevamiento</text:h>
      <text:list text:style-name="LFO33" text:continue-numbering="true">
        <text:list-item>
          <text:p text:style-name="P255"><text:span text:style-name="StrongEmphasis">Entrevistas:</text:span><text:s/>Realizar entrevistas individuales con posibles usuarios (clientes y proveedores) y stakeholders (ej. un posible administrador del sistema) para entender sus necesidades, expectativas y flujo de trabajo actual.</text:p>
          <text:list text:continue-numbering="true">
            <text:list-item>
              <text:p text:style-name="P256"><text:span text:style-name="StrongEmphasis">Enfoque:</text:span><text:s/>Preguntas abiertas para fomentar la descripción detallada de sus experiencias y necesidades. Preguntas cerradas para validar información específica.</text:p>
            </text:list-item>
            <text:list-item>
              <text:p text:style-name="P257"><text:span text:style-name="StrongEmphasis">Registro:</text:span><text:s/>Grabaciones (con consentimiento), notas detalladas.</text:p>
            </text:list-item>
          </text:list>
        </text:list-item>
        <text:list-item>
          <text:p text:style-name="P258"><text:span text:style-name="StrongEmphasis">Cuestionarios/Encuestas:</text:span><text:s/>Diseñar encuestas en línea para recopilar información de un número mayor de usuarios potenciales, especialmente para validar la demanda de ciertas funcionalidades o preferencias.</text:p>
          <text:list text:continue-numbering="true">
            <text:list-item>
              <text:p text:style-name="P259"><text:span text:style-name="StrongEmphasis">Enfoque:</text:span><text:s/>Preguntas de opción múltiple, escala de Likert y algunas preguntas abiertas.</text:p>
            </text:list-item>
            <text:list-item>
              <text:p text:style-name="P260"><text:span text:style-name="StrongEmphasis">Análisis:</text:span><text:s/>Análisis estadístico de las respuestas.</text:p>
            </text:list-item>
          </text:list>
        </text:list-item>
        <text:list-item>
          <text:p text:style-name="P261"><text:span text:style-name="StrongEmphasis">Análisis de Documentos Existentes:</text:span><text:s/>Revisar documentos relacionados con servicios similares (ej. plataformas de la competencia, estudios de mercado, casos de éxito/fracaso) para identificar mejores prácticas y posibles riesgos.</text:p>
          <text:list text:continue-numbering="true">
            <text:list-item>
              <text:p text:style-name="P262"><text:span text:style-name="StrongEmphasis">Enfoque:</text:span><text:s/>Identificación de funcionalidades clave, modelos de negocio, interfaces de usuario, problemas comunes.</text:p>
            </text:list-item>
          </text:list>
        </text:list-item>
        <text:list-item>
          <text:p text:style-name="P263"><text:span text:style-name="StrongEmphasis">Prototipado de Baja Fidelidad:</text:span><text:s/>Crear maquetas básicas de la interfaz de usuario (wireframes) para validar el flujo de la aplicación y la disposición de los elementos con los usuarios.</text:p>
          <text:list text:continue-numbering="true">
            <text:list-item>
              <text:p text:style-name="P264"><text:span text:style-name="StrongEmphasis">Enfoque:</text:span><text:s/>Observar cómo interactúan los usuarios con el prototipo y recopilar feedback sobre la usabilidad y la comprensión de las funcionalidades.</text:p>
            </text:list-item>
          </text:list>
        </text:list-item>
        <text:list-item>
          <text:p text:style-name="P265"><text:span text:style-name="StrongEmphasis">Sesiones de Lluvia de Ideas (Brainstorming):</text:span><text:s/>Reuniones con el equipo de desarrollo y stakeholders clave para generar ideas sobre posibles funcionalidades y soluciones a problemas.</text:p>
          <text:list text:continue-numbering="true">
            <text:list-item>
              <text:p text:style-name="P266"><text:span text:style-name="StrongEmphasis">Enfoque:</text:span><text:s/>Fomentar la creatividad y la colaboración sin restricciones iniciales.</text:p>
            </text:list-item>
          </text:list>
        </text:list-item>
      </text:list>
      <text:h text:style-name="Título4" text:outline-level="4">6.2 Estructura y Normativas de Formularios Estándar (Ingeniería de Software)</text:h>
      <text:p text:style-name="Textbody">Para el diseño de formularios, se seguirá la normativa y las mejores prácticas de la ingeniería de software para asegurar la usabilidad, la consistencia y la integridad de los datos.</text:p>
      <text:soft-page-break/>
      <text:list text:style-name="LFO34" text:continue-numbering="true">
        <text:list-item>
          <text:p text:style-name="P267"><text:span text:style-name="StrongEmphasis">Consistencia:</text:span></text:p>
          <text:list text:continue-numbering="true">
            <text:list-item>
              <text:p text:style-name="P268"><text:span text:style-name="StrongEmphasis">Nombres de Campos:</text:span><text:s/>Utilizar nombres claros y concisos para los campos (ej. "Correo Electrónico" en lugar de "Email").</text:p>
            </text:list-item>
            <text:list-item>
              <text:p text:style-name="P269"><text:span text:style-name="StrongEmphasis">Orden Lógico:</text:span><text:s/>Organizar los campos en un orden lógico que siga el flujo natural del usuario (ej. datos personales primero, luego detalles del servicio).</text:p>
            </text:list-item>
            <text:list-item>
              <text:p text:style-name="P270"><text:span text:style-name="StrongEmphasis">Disposición:</text:span><text:s/>Mantener una disposición coherente de los elementos (ej. etiquetas a la izquierda de los campos de entrada).</text:p>
            </text:list-item>
          </text:list>
        </text:list-item>
        <text:list-item>
          <text:p text:style-name="P271"><text:span text:style-name="StrongEmphasis">Validación de Datos:</text:span></text:p>
          <text:list text:continue-numbering="true">
            <text:list-item>
              <text:p text:style-name="P272"><text:span text:style-name="StrongEmphasis">Validación del Lado del Cliente (Frontend):</text:span><text:s/>Implementar validaciones en tiempo real (ej. formato de correo electrónico, longitud de contraseña) para proporcionar feedback instantáneo al usuario y reducir errores.</text:p>
            </text:list-item>
            <text:list-item>
              <text:p text:style-name="P273"><text:span text:style-name="StrongEmphasis">Validación del Lado del Servidor (Backend):</text:span><text:s/>Realizar una validación exhaustiva de todos los datos recibidos del formulario para garantizar la integridad y seguridad de la base de datos.</text:p>
            </text:list-item>
            <text:list-item>
              <text:p text:style-name="P274"><text:span text:style-name="StrongEmphasis">Mensajes de Error:</text:span><text:s/>Proporcionar mensajes de error claros, concisos y útiles que indiquen al usuario cómo corregir el problema (ej. "El correo electrónico ya está registrado" en lugar de "Error").</text:p>
            </text:list-item>
            <text:list-item>
              <text:p text:style-name="P275"><text:span text:style-name="StrongEmphasis">Indicación de Campos Obligatorios:</text:span><text:s/>Marcar claramente los campos obligatorios (ej. con un asterisco *).</text:p>
            </text:list-item>
          </text:list>
        </text:list-item>
        <text:list-item>
          <text:p text:style-name="P276"><text:span text:style-name="StrongEmphasis">Usabilidad y Accesibilidad:</text:span></text:p>
          <text:list text:continue-numbering="true">
            <text:list-item>
              <text:p text:style-name="P277"><text:span text:style-name="StrongEmphasis">Etiquetas Claras:</text:span><text:s/>Cada campo debe tener una etiqueta descriptiva.</text:p>
            </text:list-item>
            <text:list-item>
              <text:p text:style-name="P278"><text:span text:style-name="StrongEmphasis">Placeholders:</text:span><text:s/>Utilizar texto de marcador de posición (placeholder) como guía, pero no como sustituto de las etiquetas.</text:p>
            </text:list-item>
            <text:list-item>
              <text:p text:style-name="P279"><text:span text:style-name="StrongEmphasis">Ayuda Contextual:</text:span><text:s/>Ofrecer información adicional o sugerencias cuando sea necesario (ej. "La contraseña debe tener al menos 8 caracteres, incluyendo mayúsculas, minúsculas y números").</text:p>
            </text:list-item>
            <text:list-item>
              <text:p text:style-name="P280"><text:span text:style-name="StrongEmphasis">Navegación por Teclado:</text:span><text:s/>Asegurar que los usuarios puedan navegar por los formularios usando solo el teclado (ej. tecla Tab).</text:p>
            </text:list-item>
            <text:list-item>
              <text:p text:style-name="P281"><text:span text:style-name="StrongEmphasis">Diseño Responsivo:</text:span><text:s/>Adaptar los formularios a diferentes tamaños de pantalla.</text:p>
            </text:list-item>
          </text:list>
        </text:list-item>
        <text:list-item>
          <text:p text:style-name="P282"><text:span text:style-name="StrongEmphasis">Seguridad:</text:span></text:p>
          <text:list text:continue-numbering="true">
            <text:list-item>
              <text:p text:style-name="P283"><text:span text:style-name="StrongEmphasis">Protección CSRF:</text:span><text:s/>Implementar tokens de protección contra Cross-Site Request Forgery (CSRF).</text:p>
            </text:list-item>
            <text:list-item>
              <text:p text:style-name="P284"><text:span text:style-name="StrongEmphasis">Sanitización de Entradas:</text:span><text:s/>Limpiar y escapar todas las entradas del usuario para prevenir ataques de inyección (SQL Injection, XSS).</text:p>
            </text:list-item>
            <text:list-item>
              <text:p text:style-name="P285"><text:span text:style-name="StrongEmphasis">Almacenamiento Seguro de Contraseñas:</text:span><text:s/>Utilizar hashing y salting para almacenar contraseñas.</text:p>
            </text:list-item>
          </text:list>
        </text:list-item>
        <text:list-item>
          <text:p text:style-name="P286"><text:span text:style-name="StrongEmphasis">Ejemplo de Estructura de Formulario (Plantilla):</text:span></text:p>
        </text:list-item>
      </text:list>
      <text:p text:style-name="Textbody">HTML</text:p>
      <text:p text:style-name="PreformattedText"><text:span text:style-name="SourceText">&lt;form action="/submit-form" method="POST"&gt;</text:span></text:p>
      <text:p text:style-name="PreformattedText"><text:span text:style-name="SourceText"><text:s text:c="4"/>&lt;div class="form-group"&gt;</text:span></text:p>
      <text:p text:style-name="PreformattedText"><text:span text:style-name="SourceText"><text:s text:c="8"/>&lt;label for="campo_id"&gt;Etiqueta del Campo &lt;span class="required"&gt;*&lt;/span&gt;&lt;/label&gt;</text:span></text:p>
      <text:p text:style-name="PreformattedText"><text:span text:style-name="SourceText"><text:s text:c="8"/>&lt;input type="text" id="campo_id" name="campo_nombre" placeholder="Ejemplo: Texto de ayuda" required&gt;</text:span></text:p>
      <text:p text:style-name="PreformattedText"><text:span text:style-name="SourceText"><text:s text:c="8"/>&lt;div class="error-message" id="error_campo_id"&gt;&lt;/div&gt;</text:span></text:p>
      <text:p text:style-name="PreformattedText"><text:span text:style-name="SourceText"><text:s text:c="4"/>&lt;/div&gt;</text:span></text:p>
      <text:p text:style-name="PreformattedText"/>
      <text:soft-page-break/>
      <text:p text:style-name="PreformattedText"><text:span text:style-name="SourceText"><text:s text:c="4"/>&lt;div class="form-group"&gt;</text:span></text:p>
      <text:p text:style-name="PreformattedText"><text:span text:style-name="SourceText"><text:s text:c="8"/>&lt;label for="otro_campo"&gt;Otra Etiqueta (Opcional)&lt;/label&gt;</text:span></text:p>
      <text:p text:style-name="PreformattedText"><text:span text:style-name="SourceText"><text:s text:c="8"/>&lt;textarea id="otro_campo" name="otro_campo_nombre" rows="4" cols="50"&gt;&lt;/textarea&gt;</text:span></text:p>
      <text:p text:style-name="PreformattedText"><text:span text:style-name="SourceText"><text:s text:c="4"/>&lt;/div&gt;</text:span></text:p>
      <text:p text:style-name="PreformattedText"/>
      <text:p text:style-name="PreformattedText"><text:span text:style-name="SourceText"><text:s text:c="4"/>&lt;button type="submit"&gt;Enviar&lt;/button&gt;</text:span></text:p>
      <text:p text:style-name="P287"><text:span text:style-name="SourceText">&lt;/form&gt;</text:span></text:p>
      <text:p text:style-name="Textbody">Esta estructura básica asegura que la información es recolectada de manera eficiente y segura, facilitando la interacción del usuario y la integridad de los datos en la base de datos.</text:p>
      <text:h text:style-name="Título3" text:outline-level="3">7. Gestión de Requerimientos a lo Largo del Ciclo de Vida del Proyecto</text:h>
      <text:p text:style-name="Textbody">Una gestión efectiva de los requerimientos es crucial para el éxito del proyecto. Se propone el siguiente enfoque:</text:p>
      <text:list text:style-name="LFO35" text:continue-numbering="true">
        <text:list-item>
          <text:p text:style-name="P288"><text:span text:style-name="StrongEmphasis">Fase de Inicio y Planificación:</text:span></text:p>
          <text:list text:continue-numbering="true">
            <text:list-item>
              <text:p text:style-name="P289"><text:span text:style-name="StrongEmphasis">Identificación Inicial:</text:span><text:s/>Relevamiento de requerimientos iniciales mediante entrevistas y análisis de documentos.</text:p>
            </text:list-item>
            <text:list-item>
              <text:p text:style-name="P290"><text:span text:style-name="StrongEmphasis">Priorización:</text:span><text:s/>Los requerimientos serán priorizados con los stakeholders (ej. utilizando técnicas como MoSCoW: Must have, Should have, Could have, Won't have).</text:p>
            </text:list-item>
            <text:list-item>
              <text:p text:style-name="P291"><text:span text:style-name="StrongEmphasis">Línea Base:</text:span><text:s/>Establecer una línea base de requerimientos aprobados.</text:p>
            </text:list-item>
          </text:list>
        </text:list-item>
        <text:list-item>
          <text:p text:style-name="P292"><text:span text:style-name="StrongEmphasis">Fase de Diseño y Desarrollo:</text:span></text:p>
          <text:list text:continue-numbering="true">
            <text:list-item>
              <text:p text:style-name="P293"><text:span text:style-name="StrongEmphasis">Detalle de Requerimientos:</text:span><text:s/>Elaboración de los requerimientos detallados y casos de uso.</text:p>
            </text:list-item>
            <text:list-item>
              <text:p text:style-name="P294"><text:span text:style-name="StrongEmphasis">Modelado:</text:span><text:s/>Creación de diagramas UML para visualizar el sistema.</text:p>
            </text:list-item>
            <text:list-item>
              <text:p text:style-name="P295"><text:span text:style-name="StrongEmphasis">Rastreo:</text:span><text:s/>Establecer la trazabilidad de los requerimientos desde las necesidades del usuario hasta el código fuente y las pruebas. Cada requerimiento debe tener un ID único.</text:p>
            </text:list-item>
            <text:list-item>
              <text:p text:style-name="P296"><text:span text:style-name="StrongEmphasis">Herramienta de Gestión:</text:span><text:s/>Utilizar una herramienta de gestión de proyectos (ej. Jira, Trello, Asana) para documentar, asignar y seguir el estado de cada requerimiento.</text:p>
            </text:list-item>
          </text:list>
        </text:list-item>
        <text:list-item>
          <text:p text:style-name="P297"><text:span text:style-name="StrongEmphasis">Fase de Pruebas:</text:span></text:p>
          <text:list text:continue-numbering="true">
            <text:list-item>
              <text:p text:style-name="P298"><text:span text:style-name="StrongEmphasis">Creación de Casos de Prueba:</text:span><text:s/>Los casos de prueba se derivarán directamente de los requerimientos funcionales para asegurar que todas las funcionalidades sean probadas.</text:p>
            </text:list-item>
            <text:list-item>
              <text:p text:style-name="P299"><text:span text:style-name="StrongEmphasis">Validación con Usuarios:</text:span><text:s/>Realizar pruebas de aceptación de usuario (UAT) para validar que el sistema cumple con las expectativas de los usuarios.</text:p>
            </text:list-item>
          </text:list>
        </text:list-item>
        <text:list-item>
          <text:p text:style-name="P300"><text:span text:style-name="StrongEmphasis">Fase de Despliegue y Mantenimiento:</text:span></text:p>
          <text:list text:continue-numbering="true">
            <text:list-item>
              <text:p text:style-name="P301"><text:span text:style-name="StrongEmphasis">Gestión de Cambios:</text:span><text:s/>Implementar un proceso formal para la gestión de cambios en los requerimientos. Cualquier cambio debe ser evaluado, aprobado por los stakeholders y documentado.</text:p>
            </text:list-item>
            <text:list-item>
              <text:p text:style-name="P302"><text:span text:style-name="StrongEmphasis">Actualización de Documentación:</text:span><text:s/>Mantener la ERS y los modelos actualizados a medida que el sistema evolucione.</text:p>
            </text:list-item>
            <text:list-item>
              <text:p text:style-name="P303"><text:span text:style-name="StrongEmphasis">Retroalimentación Continua:</text:span><text:s/>Establecer canales para que los usuarios puedan proporcionar retroalimentación sobre nuevas necesidades o mejoras.</text:p>
            </text:list-item>
          </text:list>
        </text:list-item>
      </text:list>
      <text:soft-page-break/>
      <text:p text:style-name="Textbody">Este enfoque asegura que los requerimientos sean comprendidos, gestionados y verificados a lo largo de todo el ciclo de vida del proyecto, minimizando riesgos y asegurando la entrega de un producto que satisfaga las necesidades de los usuarios y stakeholders.</text:p>
      <text:h text:style-name="Título3" text:outline-level="3">8. Consideraciones Adicionales (Opcional)</text:h>
      <text:list text:style-name="LFO36" text:continue-numbering="true">
        <text:list-item>
          <text:p text:style-name="P304"><text:span text:style-name="StrongEmphasis">Manejo de Errores y Excepciones:</text:span><text:s/>Definir cómo el sistema manejará errores (ej. desconexión de base de datos, datos inválidos) y excepciones, mostrando mensajes amigables al usuario.</text:p>
        </text:list-item>
        <text:list-item>
          <text:p text:style-name="P305"><text:span text:style-name="StrongEmphasis">Internacionalización/Localización:</text:span><text:s/>Si bien no se solicita explícitamente, considerar si la plataforma necesitará soporte para múltiples idiomas o monedas en el futuro.</text:p>
        </text:list-item>
        <text:list-item>
          <text:p text:style-name="P306"><text:span text:style-name="StrongEmphasis">Plan de Pruebas:</text:span><text:s/>Desarrollar un plan de pruebas detallado que incluya pruebas unitarias, de integración, de sistema y de aceptación.</text:p>
        </text:list-item>
        <text:list-item>
          <text:p text:style-name="P307"><text:span text:style-name="StrongEmphasis">Plan de Despliegue:</text:span><text:s/>Definir los pasos para la implementación del sistema en un entorno de producción.</text:p>
        </text:list-item>
      </text:list>
      <text:p text:style-name="Textbody">Este documento de ERS proporciona una base sólida para el desarrollo de la plataforma web, asegurando que todos los involucrados tengan una comprensión clara de lo que se construirá y cómo se gestionará el proyect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SimSun" style:font-name-complex="Liberation Serif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SimSun" style:font-name-complex="Liberation Serif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gdalena Mendoza</meta:initial-creator>
    <dc:creator>Magdalena Mendoza</dc:creator>
    <meta:creation-date>2025-07-27T19:37:00Z</meta:creation-date>
    <dc:date>2025-07-27T19:37:00Z</dc:date>
    <meta:template xlink:href="Normal" xlink:type="simple"/>
    <meta:editing-cycles>2</meta:editing-cycles>
    <meta:editing-duration>PT60S</meta:editing-duration>
    <meta:document-statistic meta:page-count="15" meta:paragraph-count="62" meta:word-count="4826" meta:character-count="31310" meta:row-count="221" meta:non-whitespace-character-count="26546"/>
  </office:meta>
</office:document-meta>
</file>